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01B0E00000673632D66B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4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AGO-2011" table:style-name="ta1" table:print="false">
        <table:table-column table:style-name="co1" table:default-cell-style-name="ce7"/>
        <table:table-column table:style-name="co2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3" table:number-columns-repeated="6" table:default-cell-style-name="ce15"/>
        <table:table-column table:style-name="co4" table:default-cell-style-name="ce15"/>
        <table:table-column table:style-name="co6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number-columns-repeated="2" table:default-cell-style-name="ce15"/>
        <table:table-column table:style-name="co3" table:default-cell-style-name="ce15"/>
        <table:table-column table:style-name="co6" table:default-cell-style-name="ce15"/>
        <table:table-column table:style-name="co2" table:default-cell-style-name="ce15"/>
        <table:table-column table:style-name="co6" table:default-cell-style-name="ce24"/>
        <table:table-column table:style-name="co7" table:default-cell-style-name="ce17"/>
        <table:table-row table:style-name="ro1">
          <table:table-cell table:style-name="ce1"/>
          <table:table-cell table:style-name="ce11"/>
          <table:table-cell table:style-name="ce1" table:number-columns-repeated="8"/>
          <table:table-cell table:style-name="ce1">
            <draw:frame table:end-cell-address="'AGO-2011'.M4" table:end-x="1.764cm" table:end-y="0.296cm" draw:z-index="0" draw:name="Figuras 1" draw:style-name="gr1" draw:text-style-name="P1" svg:width="6.925cm" svg:height="1.65cm" svg:x="0.012cm" svg:y="0cm">
              <draw:image xlink:href="Pictures/2000001400001B0E00000673632D66BB.svm" xlink:type="simple" xlink:show="embed" xlink:actuate="onLoad">
                <text:p/>
              </draw:image>
            </draw:frame>
          </table:table-cell>
          <table:table-cell table:style-name="ce1" table:number-columns-repeated="19"/>
        </table:table-row>
        <table:table-row table:style-name="ro1" table:number-rows-repeated="2">
          <table:table-cell table:style-name="ce1"/>
          <table:table-cell table:style-name="ce12"/>
          <table:table-cell table:style-name="ce1" table:number-columns-repeated="2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20"/>
        </table:table-row>
        <table:table-row table:style-name="ro2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/>
        </table:table-row>
        <table:table-row table:style-name="ro3">
          <table:table-cell table:style-name="ce3" office:value-type="string" table:number-columns-spanned="29" table:number-rows-spanned="1">
            <text:p>Período: Agosto -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/>
        </table:table-row>
        <table:table-row table:style-name="ro1">
          <table:table-cell table:style-name="ce4"/>
          <table:table-cell table:style-name="Default" table:number-columns-repeated="27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Em R$1,00</text:p>
          </table:table-cell>
          <table:table-cell table:style-name="Default" table:number-columns-repeated="27"/>
          <table:table-cell table:style-name="ce21"/>
          <table:table-cell table:style-name="Default"/>
        </table:table-row>
        <table:table-row table:style-name="ro4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/>
        </table:table-row>
        <table:table-row table:style-name="ro1">
          <table:table-cell office:value-type="string">
            <text:p>IMPOSTO SOBRE IMPORTAÇÃO</text:p>
          </table:table-cell>
          <table:table-cell table:style-name="ce14" office:value-type="float" office:value="37425.37">
            <text:p><text:s/>37.425 </text:p>
          </table:table-cell>
          <table:table-cell table:style-name="ce14" office:value-type="float" office:value="234215.37">
            <text:p><text:s/>234.215 </text:p>
          </table:table-cell>
          <table:table-cell table:style-name="ce14" office:value-type="float" office:value="26400259.89">
            <text:p><text:s/>26.400.260 </text:p>
          </table:table-cell>
          <table:table-cell table:style-name="ce14" office:value-type="float" office:value="83736.33">
            <text:p><text:s/>83.736 </text:p>
          </table:table-cell>
          <table:table-cell table:style-name="ce14" office:value-type="float" office:value="43172774.02">
            <text:p><text:s/>43.172.774 </text:p>
          </table:table-cell>
          <table:table-cell table:style-name="ce14" office:value-type="float" office:value="49122438.73">
            <text:p><text:s/>49.122.439 </text:p>
          </table:table-cell>
          <table:table-cell table:style-name="ce14" office:value-type="float" office:value="3309702.15">
            <text:p><text:s/>3.309.702 </text:p>
          </table:table-cell>
          <table:table-cell table:style-name="ce14" office:value-type="float" office:value="254078962.52">
            <text:p><text:s/>254.078.963 </text:p>
          </table:table-cell>
          <table:table-cell table:style-name="ce14" office:value-type="float" office:value="52313722.38">
            <text:p><text:s/>52.313.722 </text:p>
          </table:table-cell>
          <table:table-cell table:style-name="ce14" office:value-type="float" office:value="5279386.45">
            <text:p><text:s/>5.279.386 </text:p>
          </table:table-cell>
          <table:table-cell table:style-name="ce14" office:value-type="float" office:value="50684147.82">
            <text:p><text:s/>50.684.148 </text:p>
          </table:table-cell>
          <table:table-cell table:style-name="ce14" office:value-type="float" office:value="1707360.87">
            <text:p><text:s/>1.707.361 </text:p>
          </table:table-cell>
          <table:table-cell table:style-name="ce14" office:value-type="float" office:value="1603669.39">
            <text:p><text:s/>1.603.669 </text:p>
          </table:table-cell>
          <table:table-cell table:style-name="ce14" office:value-type="float" office:value="5511728.8">
            <text:p><text:s/>5.511.729 </text:p>
          </table:table-cell>
          <table:table-cell table:style-name="ce14" office:value-type="float" office:value="5325913.79">
            <text:p><text:s/>5.325.914 </text:p>
          </table:table-cell>
          <table:table-cell table:style-name="ce14" office:value-type="float" office:value="46741743.03">
            <text:p><text:s/>46.741.743 </text:p>
          </table:table-cell>
          <table:table-cell table:style-name="ce14" office:value-type="float" office:value="200134.16">
            <text:p><text:s/>200.134 </text:p>
          </table:table-cell>
          <table:table-cell table:style-name="ce14" office:value-type="float" office:value="250310564.66">
            <text:p><text:s/>250.310.565 </text:p>
          </table:table-cell>
          <table:table-cell table:style-name="ce14" office:value-type="float" office:value="237452440.61">
            <text:p><text:s/>237.452.441 </text:p>
          </table:table-cell>
          <table:table-cell table:style-name="ce14" office:value-type="float" office:value="4685867.21">
            <text:p><text:s/>4.685.867 </text:p>
          </table:table-cell>
          <table:table-cell table:style-name="ce14" office:value-type="float" office:value="1910866.12">
            <text:p><text:s/>1.910.866 </text:p>
          </table:table-cell>
          <table:table-cell table:style-name="ce14" office:value-type="float" office:value="56689.74">
            <text:p><text:s/>56.690 </text:p>
          </table:table-cell>
          <table:table-cell table:style-name="ce14" office:value-type="float" office:value="80666014.46">
            <text:p><text:s/>80.666.014 </text:p>
          </table:table-cell>
          <table:table-cell table:style-name="ce14" office:value-type="float" office:value="247247766.72">
            <text:p><text:s/>247.247.767 </text:p>
          </table:table-cell>
          <table:table-cell table:style-name="ce14" office:value-type="float" office:value="47636.54">
            <text:p><text:s/>47.637 </text:p>
          </table:table-cell>
          <table:table-cell table:style-name="ce14" office:value-type="float" office:value="1093832191.09">
            <text:p><text:s/>1.093.832.191 </text:p>
          </table:table-cell>
          <table:table-cell table:style-name="ce14" office:value-type="float" office:value="4441.6">
            <text:p><text:s/>4.442 </text:p>
          </table:table-cell>
          <table:table-cell table:style-name="ce23" office:value-type="float" office:value="2462021799.82">
            <text:p><text:s/>2.462.021.800 </text:p>
          </table:table-cell>
          <table:table-cell/>
        </table:table-row>
        <table:table-row table:style-name="ro1">
          <table:table-cell office:value-type="string">
            <text:p>IMPOSTO SOBRE EXPORTAÇÃO</text:p>
          </table:table-cell>
          <table:table-cell office:value-type="float" office:value="0">
            <text:p><text:s/>- <text:s text:c="2"/></text:p>
          </table:table-cell>
          <table:table-cell office:value-type="float" office:value="325.67">
            <text:p><text:s/>326 </text:p>
          </table:table-cell>
          <table:table-cell office:value-type="float" office:value="-21.85">
            <text:p><text:s/>(22)</text:p>
          </table:table-cell>
          <table:table-cell office:value-type="float" office:value="-0.64">
            <text:p><text:s/>(1)</text:p>
          </table:table-cell>
          <table:table-cell office:value-type="float" office:value="182420.13">
            <text:p><text:s/>182.420 </text:p>
          </table:table-cell>
          <table:table-cell office:value-type="float" office:value="12911.96">
            <text:p><text:s/>12.912 </text:p>
          </table:table-cell>
          <table:table-cell office:value-type="float" office:value="1265.38">
            <text:p><text:s/>1.265 </text:p>
          </table:table-cell>
          <table:table-cell office:value-type="float" office:value="4773.97">
            <text:p><text:s/>4.774 </text:p>
          </table:table-cell>
          <table:table-cell office:value-type="float" office:value="3633.41">
            <text:p><text:s/>3.633 </text:p>
          </table:table-cell>
          <table:table-cell office:value-type="float" office:value="4.42">
            <text:p><text:s/>4 </text:p>
          </table:table-cell>
          <table:table-cell office:value-type="float" office:value="-8640.71">
            <text:p><text:s/>(8.641)</text:p>
          </table:table-cell>
          <table:table-cell office:value-type="float" office:value="4314.88">
            <text:p><text:s/>4.315 </text:p>
          </table:table-cell>
          <table:table-cell office:value-type="float" office:value="5.07">
            <text:p><text:s/>5 </text:p>
          </table:table-cell>
          <table:table-cell office:value-type="float" office:value="8470.02">
            <text:p><text:s/>8.470 </text:p>
          </table:table-cell>
          <table:table-cell office:value-type="float" office:value="-155.19">
            <text:p><text:s/>(155)</text:p>
          </table:table-cell>
          <table:table-cell office:value-type="float" office:value="3685.2">
            <text:p><text:s/>3.685 </text:p>
          </table:table-cell>
          <table:table-cell office:value-type="float" office:value="-34.05">
            <text:p><text:s/>(34)</text:p>
          </table:table-cell>
          <table:table-cell office:value-type="float" office:value="46158.21">
            <text:p><text:s/>46.158 </text:p>
          </table:table-cell>
          <table:table-cell office:value-type="float" office:value="9454.71">
            <text:p><text:s/>9.455 </text:p>
          </table:table-cell>
          <table:table-cell office:value-type="float" office:value="-133.17">
            <text:p><text:s/>(133)</text:p>
          </table:table-cell>
          <table:table-cell office:value-type="float" office:value="415.04">
            <text:p><text:s/>415 </text:p>
          </table:table-cell>
          <table:table-cell office:value-type="float" office:value="-1.68">
            <text:p><text:s/>(2)</text:p>
          </table:table-cell>
          <table:table-cell office:value-type="float" office:value="85520.23">
            <text:p><text:s/>85.520 </text:p>
          </table:table-cell>
          <table:table-cell office:value-type="float" office:value="4883.65">
            <text:p><text:s/>4.884 </text:p>
          </table:table-cell>
          <table:table-cell office:value-type="float" office:value="-2541.09">
            <text:p><text:s/>(2.541)</text:p>
          </table:table-cell>
          <table:table-cell office:value-type="float" office:value="55531.09">
            <text:p><text:s/>55.531 </text:p>
          </table:table-cell>
          <table:table-cell office:value-type="float" office:value="-8.43">
            <text:p><text:s/>(8)</text:p>
          </table:table-cell>
          <table:table-cell office:value-type="float" office:value="412236.23">
            <text:p><text:s/>412.236 </text:p>
          </table:table-cell>
          <table:table-cell/>
        </table:table-row>
        <table:table-row table:style-name="ro1">
          <table:table-cell office:value-type="string">
            <text:p>IPI - TOTAL</text:p>
          </table:table-cell>
          <table:table-cell office:value-type="float" office:value="27136.04">
            <text:p><text:s/>27.136 </text:p>
          </table:table-cell>
          <table:table-cell office:value-type="float" office:value="5448671.89">
            <text:p><text:s/>5.448.672 </text:p>
          </table:table-cell>
          <table:table-cell office:value-type="float" office:value="22461942.32">
            <text:p><text:s/>22.461.942 </text:p>
          </table:table-cell>
          <table:table-cell office:value-type="float" office:value="406290.5">
            <text:p><text:s/>406.291 </text:p>
          </table:table-cell>
          <table:table-cell office:value-type="float" office:value="89543307.46">
            <text:p><text:s/>89.543.307 </text:p>
          </table:table-cell>
          <table:table-cell office:value-type="float" office:value="25997194.28">
            <text:p><text:s/>25.997.194 </text:p>
          </table:table-cell>
          <table:table-cell office:value-type="float" office:value="8578096.54">
            <text:p><text:s/>8.578.097 </text:p>
          </table:table-cell>
          <table:table-cell office:value-type="float" office:value="234359274.33">
            <text:p><text:s/>234.359.274 </text:p>
          </table:table-cell>
          <table:table-cell office:value-type="float" office:value="70986154.98">
            <text:p><text:s/>70.986.155 </text:p>
          </table:table-cell>
          <table:table-cell office:value-type="float" office:value="9297420.61">
            <text:p><text:s/>9.297.421 </text:p>
          </table:table-cell>
          <table:table-cell office:value-type="float" office:value="437213909.41">
            <text:p><text:s/>437.213.909 </text:p>
          </table:table-cell>
          <table:table-cell office:value-type="float" office:value="6199737.48">
            <text:p><text:s/>6.199.737 </text:p>
          </table:table-cell>
          <table:table-cell office:value-type="float" office:value="10521695.13">
            <text:p><text:s/>10.521.695 </text:p>
          </table:table-cell>
          <table:table-cell office:value-type="float" office:value="9659404.79">
            <text:p><text:s/>9.659.405 </text:p>
          </table:table-cell>
          <table:table-cell office:value-type="float" office:value="6357264.92">
            <text:p><text:s/>6.357.265 </text:p>
          </table:table-cell>
          <table:table-cell office:value-type="float" office:value="67006918.19">
            <text:p><text:s/>67.006.918 </text:p>
          </table:table-cell>
          <table:table-cell office:value-type="float" office:value="4270283.99">
            <text:p><text:s/>4.270.284 </text:p>
          </table:table-cell>
          <table:table-cell office:value-type="float" office:value="326347754.43">
            <text:p><text:s/>326.347.754 </text:p>
          </table:table-cell>
          <table:table-cell office:value-type="float" office:value="296506630.54">
            <text:p><text:s/>296.506.631 </text:p>
          </table:table-cell>
          <table:table-cell office:value-type="float" office:value="4889737.66">
            <text:p><text:s/>4.889.738 </text:p>
          </table:table-cell>
          <table:table-cell office:value-type="float" office:value="4163613.1">
            <text:p><text:s/>4.163.613 </text:p>
          </table:table-cell>
          <table:table-cell office:value-type="float" office:value="83482.94">
            <text:p><text:s/>83.483 </text:p>
          </table:table-cell>
          <table:table-cell office:value-type="float" office:value="415686223.8">
            <text:p><text:s/>415.686.224 </text:p>
          </table:table-cell>
          <table:table-cell office:value-type="float" office:value="208165140.28">
            <text:p><text:s/>208.165.140 </text:p>
          </table:table-cell>
          <table:table-cell office:value-type="float" office:value="8258323.47">
            <text:p><text:s/>8.258.323 </text:p>
          </table:table-cell>
          <table:table-cell office:value-type="float" office:value="1508702568.51">
            <text:p><text:s/>1.508.702.569 </text:p>
          </table:table-cell>
          <table:table-cell office:value-type="float" office:value="643325.08">
            <text:p><text:s/>643.325 </text:p>
          </table:table-cell>
          <table:table-cell office:value-type="float" office:value="3781781502.67">
            <text:p><text:s/>3.781.781.503 </text:p>
          </table:table-cell>
          <table:table-cell/>
        </table:table-row>
        <table:table-row table:style-name="ro1">
          <table:table-cell office:value-type="string">
            <text:p><text:s text:c="2"/>IPI - FUMO</text:p>
          </table:table-cell>
          <table:table-cell table:number-columns-repeated="4" office:value-type="float" office:value="0">
            <text:p><text:s/>- <text:s text:c="2"/></text:p>
          </table:table-cell>
          <table:table-cell office:value-type="float" office:value="748046.99">
            <text:p><text:s/>748.047 </text:p>
          </table:table-cell>
          <table:table-cell table:number-columns-repeated="2" office:value-type="float" office:value="0">
            <text:p><text:s/>- <text:s text:c="2"/></text:p>
          </table:table-cell>
          <table:table-cell office:value-type="float" office:value="18657.13">
            <text:p><text:s/>18.657 </text:p>
          </table:table-cell>
          <table:table-cell office:value-type="float" office:value="10807.13">
            <text:p><text:s/>10.807 </text:p>
          </table:table-cell>
          <table:table-cell office:value-type="float" office:value="0">
            <text:p><text:s/>- <text:s text:c="2"/></text:p>
          </table:table-cell>
          <table:table-cell office:value-type="float" office:value="158872365.44">
            <text:p><text:s/>158.872.365 </text:p>
          </table:table-cell>
          <table:table-cell table:number-columns-repeated="4" office:value-type="float" office:value="0">
            <text:p><text:s/>- <text:s text:c="2"/></text:p>
          </table:table-cell>
          <table:table-cell office:value-type="float" office:value="441.83">
            <text:p><text:s/>442 </text:p>
          </table:table-cell>
          <table:table-cell office:value-type="float" office:value="0">
            <text:p><text:s/>- <text:s text:c="2"/></text:p>
          </table:table-cell>
          <table:table-cell office:value-type="float" office:value="1377.24">
            <text:p><text:s/>1.377 </text:p>
          </table:table-cell>
          <table:table-cell office:value-type="float" office:value="1273667.88">
            <text:p><text:s/>1.273.668 </text:p>
          </table:table-cell>
          <table:table-cell table:number-columns-repeated="3" office:value-type="float" office:value="0">
            <text:p><text:s/>- <text:s text:c="2"/></text:p>
          </table:table-cell>
          <table:table-cell office:value-type="float" office:value="136160761.28">
            <text:p><text:s/>136.160.761 </text:p>
          </table:table-cell>
          <table:table-cell office:value-type="float" office:value="0">
            <text:p><text:s/>- <text:s text:c="2"/></text:p>
          </table:table-cell>
          <table:table-cell office:value-type="float" office:value="114578.43">
            <text:p><text:s/>114.578 </text:p>
          </table:table-cell>
          <table:table-cell office:value-type="float" office:value="501211.48">
            <text:p><text:s/>501.211 </text:p>
          </table:table-cell>
          <table:table-cell office:value-type="float" office:value="0">
            <text:p><text:s/>- <text:s text:c="2"/></text:p>
          </table:table-cell>
          <table:table-cell office:value-type="float" office:value="297701914.83">
            <text:p><text:s/>297.701.915 </text:p>
          </table:table-cell>
          <table:table-cell/>
        </table:table-row>
        <table:table-row table:style-name="ro1">
          <table:table-cell office:value-type="string">
            <text:p><text:s text:c="2"/>IPI - BEBIDAS</text:p>
          </table:table-cell>
          <table:table-cell office:value-type="float" office:value="0">
            <text:p><text:s/>- <text:s text:c="2"/></text:p>
          </table:table-cell>
          <table:table-cell office:value-type="float" office:value="883022.16">
            <text:p><text:s/>883.022 </text:p>
          </table:table-cell>
          <table:table-cell office:value-type="float" office:value="2839286.15">
            <text:p><text:s/>2.839.286 </text:p>
          </table:table-cell>
          <table:table-cell office:value-type="float" office:value="0">
            <text:p><text:s/>- <text:s text:c="2"/></text:p>
          </table:table-cell>
          <table:table-cell office:value-type="float" office:value="11840366.76">
            <text:p><text:s/>11.840.367 </text:p>
          </table:table-cell>
          <table:table-cell office:value-type="float" office:value="9779946.4">
            <text:p><text:s/>9.779.946 </text:p>
          </table:table-cell>
          <table:table-cell office:value-type="float" office:value="4294354.57">
            <text:p><text:s/>4.294.355 </text:p>
          </table:table-cell>
          <table:table-cell office:value-type="float" office:value="1228335.41">
            <text:p><text:s/>1.228.335 </text:p>
          </table:table-cell>
          <table:table-cell office:value-type="float" office:value="4213004.63">
            <text:p><text:s/>4.213.005 </text:p>
          </table:table-cell>
          <table:table-cell office:value-type="float" office:value="7312410.33">
            <text:p><text:s/>7.312.410 </text:p>
          </table:table-cell>
          <table:table-cell office:value-type="float" office:value="14603146.14">
            <text:p><text:s/>14.603.146 </text:p>
          </table:table-cell>
          <table:table-cell office:value-type="float" office:value="287597.1">
            <text:p><text:s/>287.597 </text:p>
          </table:table-cell>
          <table:table-cell office:value-type="float" office:value="6520123.22">
            <text:p><text:s/>6.520.123 </text:p>
          </table:table-cell>
          <table:table-cell office:value-type="float" office:value="4352342.91">
            <text:p><text:s/>4.352.343 </text:p>
          </table:table-cell>
          <table:table-cell office:value-type="float" office:value="2316691.1">
            <text:p><text:s/>2.316.691 </text:p>
          </table:table-cell>
          <table:table-cell office:value-type="float" office:value="12886740.37">
            <text:p><text:s/>12.886.740 </text:p>
          </table:table-cell>
          <table:table-cell office:value-type="float" office:value="2455982">
            <text:p><text:s/>2.455.982 </text:p>
          </table:table-cell>
          <table:table-cell office:value-type="float" office:value="9229940.31">
            <text:p><text:s/>9.229.940 </text:p>
          </table:table-cell>
          <table:table-cell office:value-type="float" office:value="40378847.58">
            <text:p><text:s/>40.378.848 </text:p>
          </table:table-cell>
          <table:table-cell office:value-type="float" office:value="1782148.93">
            <text:p><text:s/>1.782.149 </text:p>
          </table:table-cell>
          <table:table-cell office:value-type="float" office:value="344397.63">
            <text:p><text:s/>344.398 </text:p>
          </table:table-cell>
          <table:table-cell office:value-type="float" office:value="4423.98">
            <text:p><text:s/>4.424 </text:p>
          </table:table-cell>
          <table:table-cell office:value-type="float" office:value="9674690.99">
            <text:p><text:s/>9.674.691 </text:p>
          </table:table-cell>
          <table:table-cell office:value-type="float" office:value="6497123.48">
            <text:p><text:s/>6.497.123 </text:p>
          </table:table-cell>
          <table:table-cell office:value-type="float" office:value="4483721.52">
            <text:p><text:s/>4.483.722 </text:p>
          </table:table-cell>
          <table:table-cell office:value-type="float" office:value="72982062.56">
            <text:p><text:s/>72.982.063 </text:p>
          </table:table-cell>
          <table:table-cell office:value-type="float" office:value="343996.73">
            <text:p><text:s/>343.997 </text:p>
          </table:table-cell>
          <table:table-cell office:value-type="float" office:value="231534702.96">
            <text:p><text:s/>231.534.703 </text:p>
          </table:table-cell>
          <table:table-cell/>
        </table:table-row>
        <table:table-row table:style-name="ro1">
          <table:table-cell office:value-type="string">
            <text:p><text:s text:c="2"/>IPI - AUTOMÓVEIS</text:p>
          </table:table-cell>
          <table:table-cell office:value-type="float" office:value="6693.67">
            <text:p><text:s/>6.694 </text:p>
          </table:table-cell>
          <table:table-cell office:value-type="float" office:value="14890.33">
            <text:p><text:s/>14.890 </text:p>
          </table:table-cell>
          <table:table-cell office:value-type="float" office:value="127720.99">
            <text:p><text:s/>127.721 </text:p>
          </table:table-cell>
          <table:table-cell table:number-columns-repeated="3" office:value-type="float" office:value="0">
            <text:p><text:s/>- <text:s text:c="2"/></text:p>
          </table:table-cell>
          <table:table-cell office:value-type="float" office:value="6302">
            <text:p><text:s/>6.302 </text:p>
          </table:table-cell>
          <table:table-cell office:value-type="float" office:value="44450369.51">
            <text:p><text:s/>44.450.370 </text:p>
          </table:table-cell>
          <table:table-cell office:value-type="float" office:value="28562635.27">
            <text:p><text:s/>28.562.635 </text:p>
          </table:table-cell>
          <table:table-cell office:value-type="float" office:value="0">
            <text:p><text:s/>- <text:s text:c="2"/></text:p>
          </table:table-cell>
          <table:table-cell office:value-type="float" office:value="138820902.65">
            <text:p><text:s/>138.820.903 </text:p>
          </table:table-cell>
          <table:table-cell table:number-columns-repeated="4" office:value-type="float" office:value="0">
            <text:p><text:s/>- <text:s text:c="2"/></text:p>
          </table:table-cell>
          <table:table-cell office:value-type="float" office:value="997711.57">
            <text:p><text:s/>997.712 </text:p>
          </table:table-cell>
          <table:table-cell office:value-type="float" office:value="0">
            <text:p><text:s/>- <text:s text:c="2"/></text:p>
          </table:table-cell>
          <table:table-cell office:value-type="float" office:value="90248565.19">
            <text:p><text:s/>90.248.565 </text:p>
          </table:table-cell>
          <table:table-cell office:value-type="float" office:value="39491313.46">
            <text:p><text:s/>39.491.313 </text:p>
          </table:table-cell>
          <table:table-cell office:value-type="float" office:value="35.36">
            <text:p><text:s/>35 </text:p>
          </table:table-cell>
          <table:table-cell office:value-type="float" office:value="5172.01">
            <text:p><text:s/>5.172 </text:p>
          </table:table-cell>
          <table:table-cell office:value-type="float" office:value="0">
            <text:p><text:s/>- <text:s text:c="2"/></text:p>
          </table:table-cell>
          <table:table-cell office:value-type="float" office:value="50953861.69">
            <text:p><text:s/>50.953.862 </text:p>
          </table:table-cell>
          <table:table-cell office:value-type="float" office:value="10240.84">
            <text:p><text:s/>10.241 </text:p>
          </table:table-cell>
          <table:table-cell office:value-type="float" office:value="0">
            <text:p><text:s/>- <text:s text:c="2"/></text:p>
          </table:table-cell>
          <table:table-cell office:value-type="float" office:value="218945004.19">
            <text:p><text:s/>218.945.004 </text:p>
          </table:table-cell>
          <table:table-cell office:value-type="float" office:value="0">
            <text:p><text:s/>- <text:s text:c="2"/></text:p>
          </table:table-cell>
          <table:table-cell office:value-type="float" office:value="612641418.73">
            <text:p><text:s/>612.641.419 </text:p>
          </table:table-cell>
          <table:table-cell/>
        </table:table-row>
        <table:table-row table:style-name="ro1">
          <table:table-cell office:value-type="string">
            <text:p><text:s text:c="2"/>IPI - VINCULADO À IMPORTACAO</text:p>
          </table:table-cell>
          <table:table-cell office:value-type="float" office:value="558.36">
            <text:p><text:s/>558 </text:p>
          </table:table-cell>
          <table:table-cell office:value-type="float" office:value="177114.35">
            <text:p><text:s/>177.114 </text:p>
          </table:table-cell>
          <table:table-cell office:value-type="float" office:value="10320266.57">
            <text:p><text:s/>10.320.267 </text:p>
          </table:table-cell>
          <table:table-cell office:value-type="float" office:value="300882.28">
            <text:p><text:s/>300.882 </text:p>
          </table:table-cell>
          <table:table-cell office:value-type="float" office:value="30266858.96">
            <text:p><text:s/>30.266.859 </text:p>
          </table:table-cell>
          <table:table-cell office:value-type="float" office:value="9919083.15">
            <text:p><text:s/>9.919.083 </text:p>
          </table:table-cell>
          <table:table-cell office:value-type="float" office:value="1487093.2">
            <text:p><text:s/>1.487.093 </text:p>
          </table:table-cell>
          <table:table-cell office:value-type="float" office:value="152299580.09">
            <text:p><text:s/>152.299.580 </text:p>
          </table:table-cell>
          <table:table-cell office:value-type="float" office:value="21806614.09">
            <text:p><text:s/>21.806.614 </text:p>
          </table:table-cell>
          <table:table-cell office:value-type="float" office:value="909900.94">
            <text:p><text:s/>909.901 </text:p>
          </table:table-cell>
          <table:table-cell office:value-type="float" office:value="34846826.03">
            <text:p><text:s/>34.846.826 </text:p>
          </table:table-cell>
          <table:table-cell office:value-type="float" office:value="190965.24">
            <text:p><text:s/>190.965 </text:p>
          </table:table-cell>
          <table:table-cell office:value-type="float" office:value="1949249.15">
            <text:p><text:s/>1.949.249 </text:p>
          </table:table-cell>
          <table:table-cell office:value-type="float" office:value="1405025.83">
            <text:p><text:s/>1.405.026 </text:p>
          </table:table-cell>
          <table:table-cell office:value-type="float" office:value="911402.83">
            <text:p><text:s/>911.403 </text:p>
          </table:table-cell>
          <table:table-cell office:value-type="float" office:value="30705986.05">
            <text:p><text:s/>30.705.986 </text:p>
          </table:table-cell>
          <table:table-cell office:value-type="float" office:value="142426.37">
            <text:p><text:s/>142.426 </text:p>
          </table:table-cell>
          <table:table-cell office:value-type="float" office:value="124923855.81">
            <text:p><text:s/>124.923.856 </text:p>
          </table:table-cell>
          <table:table-cell office:value-type="float" office:value="117654588.39">
            <text:p><text:s/>117.654.588 </text:p>
          </table:table-cell>
          <table:table-cell office:value-type="float" office:value="386866.75">
            <text:p><text:s/>386.867 </text:p>
          </table:table-cell>
          <table:table-cell office:value-type="float" office:value="2578745.75">
            <text:p><text:s/>2.578.746 </text:p>
          </table:table-cell>
          <table:table-cell office:value-type="float" office:value="63425.43">
            <text:p><text:s/>63.425 </text:p>
          </table:table-cell>
          <table:table-cell office:value-type="float" office:value="92256250.38">
            <text:p><text:s/>92.256.250 </text:p>
          </table:table-cell>
          <table:table-cell office:value-type="float" office:value="103002677.99">
            <text:p><text:s/>103.002.678 </text:p>
          </table:table-cell>
          <table:table-cell office:value-type="float" office:value="1171735.66">
            <text:p><text:s/>1.171.736 </text:p>
          </table:table-cell>
          <table:table-cell office:value-type="float" office:value="459245892.25">
            <text:p><text:s/>459.245.892 </text:p>
          </table:table-cell>
          <table:table-cell office:value-type="float" office:value="0">
            <text:p><text:s/>- <text:s text:c="2"/></text:p>
          </table:table-cell>
          <table:table-cell office:value-type="float" office:value="1198923871.9">
            <text:p><text:s/>1.198.923.872 </text:p>
          </table:table-cell>
          <table:table-cell/>
        </table:table-row>
        <table:table-row table:style-name="ro1">
          <table:table-cell table:style-name="ce1" office:value-type="string">
            <text:p><text:s text:c="2"/>IPI - OUTROS</text:p>
          </table:table-cell>
          <table:table-cell office:value-type="float" office:value="19884.01">
            <text:p><text:s/>19.884 </text:p>
          </table:table-cell>
          <table:table-cell office:value-type="float" office:value="4373645.05">
            <text:p><text:s/>4.373.645 </text:p>
          </table:table-cell>
          <table:table-cell office:value-type="float" office:value="9174668.61">
            <text:p><text:s/>9.174.669 </text:p>
          </table:table-cell>
          <table:table-cell office:value-type="float" office:value="105408.22">
            <text:p><text:s/>105.408 </text:p>
          </table:table-cell>
          <table:table-cell office:value-type="float" office:value="46688034.75">
            <text:p><text:s/>46.688.035 </text:p>
          </table:table-cell>
          <table:table-cell office:value-type="float" office:value="6298164.73">
            <text:p><text:s/>6.298.165 </text:p>
          </table:table-cell>
          <table:table-cell office:value-type="float" office:value="2790346.77">
            <text:p><text:s/>2.790.347 </text:p>
          </table:table-cell>
          <table:table-cell office:value-type="float" office:value="36362332.19">
            <text:p><text:s/>36.362.332 </text:p>
          </table:table-cell>
          <table:table-cell office:value-type="float" office:value="16393093.86">
            <text:p><text:s/>16.393.094 </text:p>
          </table:table-cell>
          <table:table-cell office:value-type="float" office:value="1075109.34">
            <text:p><text:s/>1.075.109 </text:p>
          </table:table-cell>
          <table:table-cell office:value-type="float" office:value="90070669.15">
            <text:p><text:s/>90.070.669 </text:p>
          </table:table-cell>
          <table:table-cell office:value-type="float" office:value="5721175.14">
            <text:p><text:s/>5.721.175 </text:p>
          </table:table-cell>
          <table:table-cell office:value-type="float" office:value="2052322.76">
            <text:p><text:s/>2.052.323 </text:p>
          </table:table-cell>
          <table:table-cell office:value-type="float" office:value="3902036.05">
            <text:p><text:s/>3.902.036 </text:p>
          </table:table-cell>
          <table:table-cell office:value-type="float" office:value="3129170.99">
            <text:p><text:s/>3.129.171 </text:p>
          </table:table-cell>
          <table:table-cell office:value-type="float" office:value="22416038.37">
            <text:p><text:s/>22.416.038 </text:p>
          </table:table-cell>
          <table:table-cell office:value-type="float" office:value="1671875.62">
            <text:p><text:s/>1.671.876 </text:p>
          </table:table-cell>
          <table:table-cell office:value-type="float" office:value="101944015.88">
            <text:p><text:s/>101.944.016 </text:p>
          </table:table-cell>
          <table:table-cell office:value-type="float" office:value="97708213.23">
            <text:p><text:s/>97.708.213 </text:p>
          </table:table-cell>
          <table:table-cell office:value-type="float" office:value="2720686.62">
            <text:p><text:s/>2.720.687 </text:p>
          </table:table-cell>
          <table:table-cell office:value-type="float" office:value="1235297.71">
            <text:p><text:s/>1.235.298 </text:p>
          </table:table-cell>
          <table:table-cell office:value-type="float" office:value="15633.53">
            <text:p><text:s/>15.634 </text:p>
          </table:table-cell>
          <table:table-cell office:value-type="float" office:value="126640659.46">
            <text:p><text:s/>126.640.659 </text:p>
          </table:table-cell>
          <table:table-cell office:value-type="float" office:value="98655097.97">
            <text:p><text:s/>98.655.098 </text:p>
          </table:table-cell>
          <table:table-cell office:value-type="float" office:value="2488287.86">
            <text:p><text:s/>2.488.288 </text:p>
          </table:table-cell>
          <table:table-cell office:value-type="float" office:value="757028398.03">
            <text:p><text:s/>757.028.398 </text:p>
          </table:table-cell>
          <table:table-cell office:value-type="float" office:value="299328.35">
            <text:p><text:s/>299.328 </text:p>
          </table:table-cell>
          <table:table-cell office:value-type="float" office:value="1440979594.25">
            <text:p><text:s/>1.440.979.594 </text:p>
          </table:table-cell>
          <table:table-cell/>
        </table:table-row>
        <table:table-row table:style-name="ro1">
          <table:table-cell office:value-type="string">
            <text:p>IMPOSTO SOBRE A RENDA - TOTAL</text:p>
          </table:table-cell>
          <table:table-cell office:value-type="float" office:value="11437730.12">
            <text:p><text:s/>11.437.730 </text:p>
          </table:table-cell>
          <table:table-cell office:value-type="float" office:value="36093612.75">
            <text:p><text:s/>36.093.613 </text:p>
          </table:table-cell>
          <table:table-cell office:value-type="float" office:value="173345704.65">
            <text:p><text:s/>173.345.705 </text:p>
          </table:table-cell>
          <table:table-cell office:value-type="float" office:value="12344896.95">
            <text:p><text:s/>12.344.897 </text:p>
          </table:table-cell>
          <table:table-cell office:value-type="float" office:value="249019796.03">
            <text:p><text:s/>249.019.796 </text:p>
          </table:table-cell>
          <table:table-cell office:value-type="float" office:value="149973228.6">
            <text:p><text:s/>149.973.229 </text:p>
          </table:table-cell>
          <table:table-cell office:value-type="float" office:value="2258930394.91">
            <text:p><text:s/>2.258.930.395 </text:p>
          </table:table-cell>
          <table:table-cell office:value-type="float" office:value="171802466.65">
            <text:p><text:s/>171.802.467 </text:p>
          </table:table-cell>
          <table:table-cell office:value-type="float" office:value="144141467.4">
            <text:p><text:s/>144.141.467 </text:p>
          </table:table-cell>
          <table:table-cell office:value-type="float" office:value="51059475.41">
            <text:p><text:s/>51.059.475 </text:p>
          </table:table-cell>
          <table:table-cell office:value-type="float" office:value="904942145.88">
            <text:p><text:s/>904.942.146 </text:p>
          </table:table-cell>
          <table:table-cell office:value-type="float" office:value="64260377.19">
            <text:p><text:s/>64.260.377 </text:p>
          </table:table-cell>
          <table:table-cell office:value-type="float" office:value="72837072.4">
            <text:p><text:s/>72.837.072 </text:p>
          </table:table-cell>
          <table:table-cell office:value-type="float" office:value="93627808.91">
            <text:p><text:s/>93.627.809 </text:p>
          </table:table-cell>
          <table:table-cell office:value-type="float" office:value="51955975.43">
            <text:p><text:s/>51.955.975 </text:p>
          </table:table-cell>
          <table:table-cell office:value-type="float" office:value="171564953.92">
            <text:p><text:s/>171.564.954 </text:p>
          </table:table-cell>
          <table:table-cell office:value-type="float" office:value="31637089.45">
            <text:p><text:s/>31.637.089 </text:p>
          </table:table-cell>
          <table:table-cell office:value-type="float" office:value="745170863.59">
            <text:p><text:s/>745.170.864 </text:p>
          </table:table-cell>
          <table:table-cell office:value-type="float" office:value="3118488742.29">
            <text:p><text:s/>3.118.488.742 </text:p>
          </table:table-cell>
          <table:table-cell office:value-type="float" office:value="53212219.77">
            <text:p><text:s/>53.212.220 </text:p>
          </table:table-cell>
          <table:table-cell office:value-type="float" office:value="28826907.77">
            <text:p><text:s/>28.826.908 </text:p>
          </table:table-cell>
          <table:table-cell office:value-type="float" office:value="9010321.12">
            <text:p><text:s/>9.010.321 </text:p>
          </table:table-cell>
          <table:table-cell office:value-type="float" office:value="600601761.54">
            <text:p><text:s/>600.601.762 </text:p>
          </table:table-cell>
          <table:table-cell office:value-type="float" office:value="311924093.43">
            <text:p><text:s/>311.924.093 </text:p>
          </table:table-cell>
          <table:table-cell office:value-type="float" office:value="49096215.28">
            <text:p><text:s/>49.096.215 </text:p>
          </table:table-cell>
          <table:table-cell office:value-type="float" office:value="6579783869.02">
            <text:p><text:s/>6.579.783.869 </text:p>
          </table:table-cell>
          <table:table-cell office:value-type="float" office:value="14760600">
            <text:p><text:s/>14.760.600 </text:p>
          </table:table-cell>
          <table:table-cell office:value-type="float" office:value="16159849790.46">
            <text:p><text:s/>16.159.849.790 </text:p>
          </table:table-cell>
          <table:table-cell/>
        </table:table-row>
        <table:table-row table:style-name="ro1">
          <table:table-cell office:value-type="string">
            <text:p><text:s text:c="2"/>IRPF</text:p>
          </table:table-cell>
          <table:table-cell office:value-type="float" office:value="3199220.41">
            <text:p><text:s/>3.199.220 </text:p>
          </table:table-cell>
          <table:table-cell office:value-type="float" office:value="11716815.87">
            <text:p><text:s/>11.716.816 </text:p>
          </table:table-cell>
          <table:table-cell office:value-type="float" office:value="13006250.11">
            <text:p><text:s/>13.006.250 </text:p>
          </table:table-cell>
          <table:table-cell office:value-type="float" office:value="2455347.94">
            <text:p><text:s/>2.455.348 </text:p>
          </table:table-cell>
          <table:table-cell office:value-type="float" office:value="46895917.13">
            <text:p><text:s/>46.895.917 </text:p>
          </table:table-cell>
          <table:table-cell office:value-type="float" office:value="25974705.23">
            <text:p><text:s/>25.974.705 </text:p>
          </table:table-cell>
          <table:table-cell office:value-type="float" office:value="43185026.08">
            <text:p><text:s/>43.185.026 </text:p>
          </table:table-cell>
          <table:table-cell office:value-type="float" office:value="22921464.17">
            <text:p><text:s/>22.921.464 </text:p>
          </table:table-cell>
          <table:table-cell office:value-type="float" office:value="36674206.51">
            <text:p><text:s/>36.674.207 </text:p>
          </table:table-cell>
          <table:table-cell office:value-type="float" office:value="13989252.03">
            <text:p><text:s/>13.989.252 </text:p>
          </table:table-cell>
          <table:table-cell office:value-type="float" office:value="115678368.25">
            <text:p><text:s/>115.678.368 </text:p>
          </table:table-cell>
          <table:table-cell office:value-type="float" office:value="17727772.01">
            <text:p><text:s/>17.727.772 </text:p>
          </table:table-cell>
          <table:table-cell office:value-type="float" office:value="16554256.02">
            <text:p><text:s/>16.554.256 </text:p>
          </table:table-cell>
          <table:table-cell office:value-type="float" office:value="17570242.28">
            <text:p><text:s/>17.570.242 </text:p>
          </table:table-cell>
          <table:table-cell office:value-type="float" office:value="12700335.9">
            <text:p><text:s/>12.700.336 </text:p>
          </table:table-cell>
          <table:table-cell office:value-type="float" office:value="34986650.26">
            <text:p><text:s/>34.986.650 </text:p>
          </table:table-cell>
          <table:table-cell office:value-type="float" office:value="9055106.04">
            <text:p><text:s/>9.055.106 </text:p>
          </table:table-cell>
          <table:table-cell office:value-type="float" office:value="107584652.03">
            <text:p><text:s/>107.584.652 </text:p>
          </table:table-cell>
          <table:table-cell office:value-type="float" office:value="273542253.17">
            <text:p><text:s/>273.542.253 </text:p>
          </table:table-cell>
          <table:table-cell office:value-type="float" office:value="13779699.17">
            <text:p><text:s/>13.779.699 </text:p>
          </table:table-cell>
          <table:table-cell office:value-type="float" office:value="6929075.84">
            <text:p><text:s/>6.929.076 </text:p>
          </table:table-cell>
          <table:table-cell office:value-type="float" office:value="2946005.55">
            <text:p><text:s/>2.946.006 </text:p>
          </table:table-cell>
          <table:table-cell office:value-type="float" office:value="94634828.89">
            <text:p><text:s/>94.634.829 </text:p>
          </table:table-cell>
          <table:table-cell office:value-type="float" office:value="42739568.63">
            <text:p><text:s/>42.739.569 </text:p>
          </table:table-cell>
          <table:table-cell office:value-type="float" office:value="15880258.36">
            <text:p><text:s/>15.880.258 </text:p>
          </table:table-cell>
          <table:table-cell office:value-type="float" office:value="713699627.98">
            <text:p><text:s/>713.699.628 </text:p>
          </table:table-cell>
          <table:table-cell office:value-type="float" office:value="3315384.26">
            <text:p><text:s/>3.315.384 </text:p>
          </table:table-cell>
          <table:table-cell office:value-type="float" office:value="1719342290.12">
            <text:p><text:s/>1.719.342.290 </text:p>
          </table:table-cell>
          <table:table-cell/>
        </table:table-row>
        <table:table-row table:style-name="ro1">
          <table:table-cell office:value-type="string">
            <text:p><text:s text:c="2"/>IRPJ</text:p>
          </table:table-cell>
          <table:table-cell office:value-type="float" office:value="3816038.17">
            <text:p><text:s/>3.816.038 </text:p>
          </table:table-cell>
          <table:table-cell office:value-type="float" office:value="8982904.93">
            <text:p><text:s/>8.982.905 </text:p>
          </table:table-cell>
          <table:table-cell office:value-type="float" office:value="90198269.59">
            <text:p><text:s/>90.198.270 </text:p>
          </table:table-cell>
          <table:table-cell office:value-type="float" office:value="3027362.06">
            <text:p><text:s/>3.027.362 </text:p>
          </table:table-cell>
          <table:table-cell office:value-type="float" office:value="103613814.42">
            <text:p><text:s/>103.613.814 </text:p>
          </table:table-cell>
          <table:table-cell office:value-type="float" office:value="60294212.96">
            <text:p><text:s/>60.294.213 </text:p>
          </table:table-cell>
          <table:table-cell office:value-type="float" office:value="493247190.99">
            <text:p><text:s/>493.247.191 </text:p>
          </table:table-cell>
          <table:table-cell office:value-type="float" office:value="94279153.16">
            <text:p><text:s/>94.279.153 </text:p>
          </table:table-cell>
          <table:table-cell office:value-type="float" office:value="57017117.23">
            <text:p><text:s/>57.017.117 </text:p>
          </table:table-cell>
          <table:table-cell office:value-type="float" office:value="18680848.87">
            <text:p><text:s/>18.680.849 </text:p>
          </table:table-cell>
          <table:table-cell office:value-type="float" office:value="448077429.81">
            <text:p><text:s/>448.077.430 </text:p>
          </table:table-cell>
          <table:table-cell office:value-type="float" office:value="25219646.16">
            <text:p><text:s/>25.219.646 </text:p>
          </table:table-cell>
          <table:table-cell office:value-type="float" office:value="31100936.32">
            <text:p><text:s/>31.100.936 </text:p>
          </table:table-cell>
          <table:table-cell office:value-type="float" office:value="39802221.15">
            <text:p><text:s/>39.802.221 </text:p>
          </table:table-cell>
          <table:table-cell office:value-type="float" office:value="14666433.52">
            <text:p><text:s/>14.666.434 </text:p>
          </table:table-cell>
          <table:table-cell office:value-type="float" office:value="60580143.8">
            <text:p><text:s/>60.580.144 </text:p>
          </table:table-cell>
          <table:table-cell office:value-type="float" office:value="11025136.15">
            <text:p><text:s/>11.025.136 </text:p>
          </table:table-cell>
          <table:table-cell office:value-type="float" office:value="344685046.26">
            <text:p><text:s/>344.685.046 </text:p>
          </table:table-cell>
          <table:table-cell office:value-type="float" office:value="1322778643.61">
            <text:p><text:s/>1.322.778.644 </text:p>
          </table:table-cell>
          <table:table-cell office:value-type="float" office:value="17000265.23">
            <text:p><text:s/>17.000.265 </text:p>
          </table:table-cell>
          <table:table-cell office:value-type="float" office:value="10098615.77">
            <text:p><text:s/>10.098.616 </text:p>
          </table:table-cell>
          <table:table-cell office:value-type="float" office:value="2857963.24">
            <text:p><text:s/>2.857.963 </text:p>
          </table:table-cell>
          <table:table-cell office:value-type="float" office:value="239698918.7">
            <text:p><text:s/>239.698.919 </text:p>
          </table:table-cell>
          <table:table-cell office:value-type="float" office:value="151525979.83">
            <text:p><text:s/>151.525.980 </text:p>
          </table:table-cell>
          <table:table-cell office:value-type="float" office:value="14040700.69">
            <text:p><text:s/>14.040.701 </text:p>
          </table:table-cell>
          <table:table-cell office:value-type="float" office:value="2407850834.23">
            <text:p><text:s/>2.407.850.834 </text:p>
          </table:table-cell>
          <table:table-cell office:value-type="float" office:value="6733758.47">
            <text:p><text:s/>6.733.758 </text:p>
          </table:table-cell>
          <table:table-cell office:value-type="float" office:value="6080899585.32">
            <text:p><text:s/>6.080.899.585 </text:p>
          </table:table-cell>
          <table:table-cell/>
        </table:table-row>
        <table:table-row table:style-name="ro1">
          <table:table-cell office:value-type="string">
            <text:p><text:s text:c="4"/>ENTIDADES FINANCEIRAS</text:p>
          </table:table-cell>
          <table:table-cell office:value-type="float" office:value="27.39">
            <text:p><text:s/>27 </text:p>
          </table:table-cell>
          <table:table-cell office:value-type="float" office:value="7639.73">
            <text:p><text:s/>7.640 </text:p>
          </table:table-cell>
          <table:table-cell office:value-type="float" office:value="160464.5">
            <text:p><text:s/>160.465 </text:p>
          </table:table-cell>
          <table:table-cell office:value-type="float" office:value="0">
            <text:p><text:s/>- <text:s text:c="2"/></text:p>
          </table:table-cell>
          <table:table-cell office:value-type="float" office:value="18383104.33">
            <text:p><text:s/>18.383.104 </text:p>
          </table:table-cell>
          <table:table-cell office:value-type="float" office:value="12029283">
            <text:p><text:s/>12.029.283 </text:p>
          </table:table-cell>
          <table:table-cell office:value-type="float" office:value="312206732.61">
            <text:p><text:s/>312.206.733 </text:p>
          </table:table-cell>
          <table:table-cell office:value-type="float" office:value="2921007.06">
            <text:p><text:s/>2.921.007 </text:p>
          </table:table-cell>
          <table:table-cell office:value-type="float" office:value="139242.47">
            <text:p><text:s/>139.242 </text:p>
          </table:table-cell>
          <table:table-cell office:value-type="float" office:value="4170.3">
            <text:p><text:s/>4.170 </text:p>
          </table:table-cell>
          <table:table-cell office:value-type="float" office:value="12824083.16">
            <text:p><text:s/>12.824.083 </text:p>
          </table:table-cell>
          <table:table-cell office:value-type="float" office:value="1508.64">
            <text:p><text:s/>1.509 </text:p>
          </table:table-cell>
          <table:table-cell office:value-type="float" office:value="35750.21">
            <text:p><text:s/>35.750 </text:p>
          </table:table-cell>
          <table:table-cell office:value-type="float" office:value="9304247.8">
            <text:p><text:s/>9.304.248 </text:p>
          </table:table-cell>
          <table:table-cell office:value-type="float" office:value="2083.11">
            <text:p><text:s/>2.083 </text:p>
          </table:table-cell>
          <table:table-cell office:value-type="float" office:value="828995">
            <text:p><text:s/>828.995 </text:p>
          </table:table-cell>
          <table:table-cell office:value-type="float" office:value="497.18">
            <text:p><text:s/>497 </text:p>
          </table:table-cell>
          <table:table-cell office:value-type="float" office:value="27190584.52">
            <text:p><text:s/>27.190.585 </text:p>
          </table:table-cell>
          <table:table-cell office:value-type="float" office:value="74827409.74">
            <text:p><text:s/>74.827.410 </text:p>
          </table:table-cell>
          <table:table-cell office:value-type="float" office:value="328339.82">
            <text:p><text:s/>328.340 </text:p>
          </table:table-cell>
          <table:table-cell office:value-type="float" office:value="5036.11">
            <text:p><text:s/>5.036 </text:p>
          </table:table-cell>
          <table:table-cell office:value-type="float" office:value="0">
            <text:p><text:s/>- <text:s text:c="2"/></text:p>
          </table:table-cell>
          <table:table-cell office:value-type="float" office:value="21064359.12">
            <text:p><text:s/>21.064.359 </text:p>
          </table:table-cell>
          <table:table-cell office:value-type="float" office:value="593099.21">
            <text:p><text:s/>593.099 </text:p>
          </table:table-cell>
          <table:table-cell office:value-type="float" office:value="5529786.13">
            <text:p><text:s/>5.529.786 </text:p>
          </table:table-cell>
          <table:table-cell office:value-type="float" office:value="509919335.72">
            <text:p><text:s/>509.919.336 </text:p>
          </table:table-cell>
          <table:table-cell office:value-type="float" office:value="561.03">
            <text:p><text:s/>561 </text:p>
          </table:table-cell>
          <table:table-cell office:value-type="float" office:value="1008307347.89">
            <text:p><text:s/>1.008.307.348 </text:p>
          </table:table-cell>
          <table:table-cell/>
        </table:table-row>
        <table:table-row table:style-name="ro1">
          <table:table-cell office:value-type="string">
            <text:p><text:s text:c="4"/>DEMAIS EMPRESAS</text:p>
          </table:table-cell>
          <table:table-cell office:value-type="float" office:value="3816010.78">
            <text:p><text:s/>3.816.011 </text:p>
          </table:table-cell>
          <table:table-cell office:value-type="float" office:value="8975265.2">
            <text:p><text:s/>8.975.265 </text:p>
          </table:table-cell>
          <table:table-cell office:value-type="float" office:value="90037805.09">
            <text:p><text:s/>90.037.805 </text:p>
          </table:table-cell>
          <table:table-cell office:value-type="float" office:value="3027362.06">
            <text:p><text:s/>3.027.362 </text:p>
          </table:table-cell>
          <table:table-cell office:value-type="float" office:value="85230710.09">
            <text:p><text:s/>85.230.710 </text:p>
          </table:table-cell>
          <table:table-cell office:value-type="float" office:value="48264929.96">
            <text:p><text:s/>48.264.930 </text:p>
          </table:table-cell>
          <table:table-cell office:value-type="float" office:value="181040458.38">
            <text:p><text:s/>181.040.458 </text:p>
          </table:table-cell>
          <table:table-cell office:value-type="float" office:value="91358146.1">
            <text:p><text:s/>91.358.146 </text:p>
          </table:table-cell>
          <table:table-cell office:value-type="float" office:value="56877874.76">
            <text:p><text:s/>56.877.875 </text:p>
          </table:table-cell>
          <table:table-cell office:value-type="float" office:value="18676678.57">
            <text:p><text:s/>18.676.679 </text:p>
          </table:table-cell>
          <table:table-cell office:value-type="float" office:value="435253346.65">
            <text:p><text:s/>435.253.347 </text:p>
          </table:table-cell>
          <table:table-cell office:value-type="float" office:value="25218137.52">
            <text:p><text:s/>25.218.138 </text:p>
          </table:table-cell>
          <table:table-cell office:value-type="float" office:value="31065186.11">
            <text:p><text:s/>31.065.186 </text:p>
          </table:table-cell>
          <table:table-cell office:value-type="float" office:value="30497973.35">
            <text:p><text:s/>30.497.973 </text:p>
          </table:table-cell>
          <table:table-cell office:value-type="float" office:value="14664350.41">
            <text:p><text:s/>14.664.350 </text:p>
          </table:table-cell>
          <table:table-cell office:value-type="float" office:value="59751148.8">
            <text:p><text:s/>59.751.149 </text:p>
          </table:table-cell>
          <table:table-cell office:value-type="float" office:value="11024638.97">
            <text:p><text:s/>11.024.639 </text:p>
          </table:table-cell>
          <table:table-cell office:value-type="float" office:value="317494461.74">
            <text:p><text:s/>317.494.462 </text:p>
          </table:table-cell>
          <table:table-cell office:value-type="float" office:value="1247951233.87">
            <text:p><text:s/>1.247.951.234 </text:p>
          </table:table-cell>
          <table:table-cell office:value-type="float" office:value="16671925.41">
            <text:p><text:s/>16.671.925 </text:p>
          </table:table-cell>
          <table:table-cell office:value-type="float" office:value="10093579.66">
            <text:p><text:s/>10.093.580 </text:p>
          </table:table-cell>
          <table:table-cell office:value-type="float" office:value="2857963.24">
            <text:p><text:s/>2.857.963 </text:p>
          </table:table-cell>
          <table:table-cell office:value-type="float" office:value="218634559.58">
            <text:p><text:s/>218.634.560 </text:p>
          </table:table-cell>
          <table:table-cell office:value-type="float" office:value="150932880.62">
            <text:p><text:s/>150.932.881 </text:p>
          </table:table-cell>
          <table:table-cell office:value-type="float" office:value="8510914.56">
            <text:p><text:s/>8.510.915 </text:p>
          </table:table-cell>
          <table:table-cell office:value-type="float" office:value="1897931498.51">
            <text:p><text:s/>1.897.931.499 </text:p>
          </table:table-cell>
          <table:table-cell office:value-type="float" office:value="6733197.44">
            <text:p><text:s/>6.733.197 </text:p>
          </table:table-cell>
          <table:table-cell office:value-type="float" office:value="5072592237.43">
            <text:p><text:s/>5.072.592.237 </text:p>
          </table:table-cell>
          <table:table-cell/>
        </table:table-row>
        <table:table-row table:style-name="ro1">
          <table:table-cell office:value-type="string">
            <text:p><text:s text:c="2"/>IMPOSTO S/ RENDA RETIDO NA FONTE</text:p>
          </table:table-cell>
          <table:table-cell office:value-type="float" office:value="4422471.54">
            <text:p><text:s/>4.422.472 </text:p>
          </table:table-cell>
          <table:table-cell office:value-type="float" office:value="15393891.95">
            <text:p><text:s/>15.393.892 </text:p>
          </table:table-cell>
          <table:table-cell office:value-type="float" office:value="70141184.95">
            <text:p><text:s/>70.141.185 </text:p>
          </table:table-cell>
          <table:table-cell office:value-type="float" office:value="6862186.95">
            <text:p><text:s/>6.862.187 </text:p>
          </table:table-cell>
          <table:table-cell office:value-type="float" office:value="98510064.48">
            <text:p><text:s/>98.510.064 </text:p>
          </table:table-cell>
          <table:table-cell office:value-type="float" office:value="63704310.41">
            <text:p><text:s/>63.704.310 </text:p>
          </table:table-cell>
          <table:table-cell office:value-type="float" office:value="1722498177.84">
            <text:p><text:s/>1.722.498.178 </text:p>
          </table:table-cell>
          <table:table-cell office:value-type="float" office:value="54601849.32">
            <text:p><text:s/>54.601.849 </text:p>
          </table:table-cell>
          <table:table-cell office:value-type="float" office:value="50450143.66">
            <text:p><text:s/>50.450.144 </text:p>
          </table:table-cell>
          <table:table-cell office:value-type="float" office:value="18389374.51">
            <text:p><text:s/>18.389.375 </text:p>
          </table:table-cell>
          <table:table-cell office:value-type="float" office:value="341186347.82">
            <text:p><text:s/>341.186.348 </text:p>
          </table:table-cell>
          <table:table-cell office:value-type="float" office:value="21312959.02">
            <text:p><text:s/>21.312.959 </text:p>
          </table:table-cell>
          <table:table-cell office:value-type="float" office:value="25181880.06">
            <text:p><text:s/>25.181.880 </text:p>
          </table:table-cell>
          <table:table-cell office:value-type="float" office:value="36255345.48">
            <text:p><text:s/>36.255.345 </text:p>
          </table:table-cell>
          <table:table-cell office:value-type="float" office:value="24589206.01">
            <text:p><text:s/>24.589.206 </text:p>
          </table:table-cell>
          <table:table-cell office:value-type="float" office:value="75998159.86">
            <text:p><text:s/>75.998.160 </text:p>
          </table:table-cell>
          <table:table-cell office:value-type="float" office:value="11556847.26">
            <text:p><text:s/>11.556.847 </text:p>
          </table:table-cell>
          <table:table-cell office:value-type="float" office:value="292901165.3">
            <text:p><text:s/>292.901.165 </text:p>
          </table:table-cell>
          <table:table-cell office:value-type="float" office:value="1522167845.51">
            <text:p><text:s/>1.522.167.846 </text:p>
          </table:table-cell>
          <table:table-cell office:value-type="float" office:value="22432255.37">
            <text:p><text:s/>22.432.255 </text:p>
          </table:table-cell>
          <table:table-cell office:value-type="float" office:value="11799216.16">
            <text:p><text:s/>11.799.216 </text:p>
          </table:table-cell>
          <table:table-cell office:value-type="float" office:value="3206352.33">
            <text:p><text:s/>3.206.352 </text:p>
          </table:table-cell>
          <table:table-cell office:value-type="float" office:value="266268013.95">
            <text:p><text:s/>266.268.014 </text:p>
          </table:table-cell>
          <table:table-cell office:value-type="float" office:value="117658544.97">
            <text:p><text:s/>117.658.545 </text:p>
          </table:table-cell>
          <table:table-cell office:value-type="float" office:value="19175256.23">
            <text:p><text:s/>19.175.256 </text:p>
          </table:table-cell>
          <table:table-cell office:value-type="float" office:value="3458233406.81">
            <text:p><text:s/>3.458.233.407 </text:p>
          </table:table-cell>
          <table:table-cell office:value-type="float" office:value="4711457.27">
            <text:p><text:s/>4.711.457 </text:p>
          </table:table-cell>
          <table:table-cell office:value-type="float" office:value="8359607915.02">
            <text:p><text:s/>8.359.607.915 </text:p>
          </table:table-cell>
          <table:table-cell/>
        </table:table-row>
        <table:table-row table:style-name="ro1">
          <table:table-cell office:value-type="string">
            <text:p><text:s text:c="4"/>IRRF - RENDIMENTOS DO TRABALHO</text:p>
          </table:table-cell>
          <table:table-cell office:value-type="float" office:value="3944073.1">
            <text:p><text:s/>3.944.073 </text:p>
          </table:table-cell>
          <table:table-cell office:value-type="float" office:value="13596136.5">
            <text:p><text:s/>13.596.137 </text:p>
          </table:table-cell>
          <table:table-cell office:value-type="float" office:value="45718334.96">
            <text:p><text:s/>45.718.335 </text:p>
          </table:table-cell>
          <table:table-cell office:value-type="float" office:value="6685808.52">
            <text:p><text:s/>6.685.809 </text:p>
          </table:table-cell>
          <table:table-cell office:value-type="float" office:value="79955998.27">
            <text:p><text:s/>79.955.998 </text:p>
          </table:table-cell>
          <table:table-cell office:value-type="float" office:value="49568029.37">
            <text:p><text:s/>49.568.029 </text:p>
          </table:table-cell>
          <table:table-cell office:value-type="float" office:value="1378478531.49">
            <text:p><text:s/>1.378.478.531 </text:p>
          </table:table-cell>
          <table:table-cell office:value-type="float" office:value="41432354.48">
            <text:p><text:s/>41.432.354 </text:p>
          </table:table-cell>
          <table:table-cell office:value-type="float" office:value="40878789.86">
            <text:p><text:s/>40.878.790 </text:p>
          </table:table-cell>
          <table:table-cell office:value-type="float" office:value="15635970.44">
            <text:p><text:s/>15.635.970 </text:p>
          </table:table-cell>
          <table:table-cell office:value-type="float" office:value="238270963.03">
            <text:p><text:s/>238.270.963 </text:p>
          </table:table-cell>
          <table:table-cell office:value-type="float" office:value="17415236.78">
            <text:p><text:s/>17.415.237 </text:p>
          </table:table-cell>
          <table:table-cell office:value-type="float" office:value="20654061.82">
            <text:p><text:s/>20.654.062 </text:p>
          </table:table-cell>
          <table:table-cell office:value-type="float" office:value="30552176.47">
            <text:p><text:s/>30.552.176 </text:p>
          </table:table-cell>
          <table:table-cell office:value-type="float" office:value="22691346.9">
            <text:p><text:s/>22.691.347 </text:p>
          </table:table-cell>
          <table:table-cell office:value-type="float" office:value="62386585.78">
            <text:p><text:s/>62.386.586 </text:p>
          </table:table-cell>
          <table:table-cell office:value-type="float" office:value="9995474.82">
            <text:p><text:s/>9.995.475 </text:p>
          </table:table-cell>
          <table:table-cell office:value-type="float" office:value="157229085.23">
            <text:p><text:s/>157.229.085 </text:p>
          </table:table-cell>
          <table:table-cell office:value-type="float" office:value="822347035.09">
            <text:p><text:s/>822.347.035 </text:p>
          </table:table-cell>
          <table:table-cell office:value-type="float" office:value="20048933.64">
            <text:p><text:s/>20.048.934 </text:p>
          </table:table-cell>
          <table:table-cell office:value-type="float" office:value="10546936.83">
            <text:p><text:s/>10.546.937 </text:p>
          </table:table-cell>
          <table:table-cell office:value-type="float" office:value="3044628">
            <text:p><text:s/>3.044.628 </text:p>
          </table:table-cell>
          <table:table-cell office:value-type="float" office:value="190989431.54">
            <text:p><text:s/>190.989.432 </text:p>
          </table:table-cell>
          <table:table-cell office:value-type="float" office:value="86009529.97">
            <text:p><text:s/>86.009.530 </text:p>
          </table:table-cell>
          <table:table-cell office:value-type="float" office:value="15788424.46">
            <text:p><text:s/>15.788.424 </text:p>
          </table:table-cell>
          <table:table-cell office:value-type="float" office:value="1688840672.09">
            <text:p><text:s/>1.688.840.672 </text:p>
          </table:table-cell>
          <table:table-cell office:value-type="float" office:value="3911501.88">
            <text:p><text:s/>3.911.502 </text:p>
          </table:table-cell>
          <table:table-cell office:value-type="float" office:value="5076616051.32">
            <text:p><text:s/>5.076.616.051 </text:p>
          </table:table-cell>
          <table:table-cell/>
        </table:table-row>
        <table:table-row table:style-name="ro1">
          <table:table-cell office:value-type="string">
            <text:p><text:s text:c="4"/>IRRF - RENDIMENTOS DO CAPITAL</text:p>
          </table:table-cell>
          <table:table-cell office:value-type="float" office:value="333980.09">
            <text:p><text:s/>333.980 </text:p>
          </table:table-cell>
          <table:table-cell office:value-type="float" office:value="794227.52">
            <text:p><text:s/>794.228 </text:p>
          </table:table-cell>
          <table:table-cell office:value-type="float" office:value="3128305.27">
            <text:p><text:s/>3.128.305 </text:p>
          </table:table-cell>
          <table:table-cell office:value-type="float" office:value="39025.91">
            <text:p><text:s/>39.026 </text:p>
          </table:table-cell>
          <table:table-cell office:value-type="float" office:value="3731756.92">
            <text:p><text:s/>3.731.757 </text:p>
          </table:table-cell>
          <table:table-cell office:value-type="float" office:value="6572427.78">
            <text:p><text:s/>6.572.428 </text:p>
          </table:table-cell>
          <table:table-cell office:value-type="float" office:value="238251112.35">
            <text:p><text:s/>238.251.112 </text:p>
          </table:table-cell>
          <table:table-cell office:value-type="float" office:value="5161410.55">
            <text:p><text:s/>5.161.411 </text:p>
          </table:table-cell>
          <table:table-cell office:value-type="float" office:value="3475929.87">
            <text:p><text:s/>3.475.930 </text:p>
          </table:table-cell>
          <table:table-cell office:value-type="float" office:value="933817.02">
            <text:p><text:s/>933.817 </text:p>
          </table:table-cell>
          <table:table-cell office:value-type="float" office:value="41790419.88">
            <text:p><text:s/>41.790.420 </text:p>
          </table:table-cell>
          <table:table-cell office:value-type="float" office:value="1893387.62">
            <text:p><text:s/>1.893.388 </text:p>
          </table:table-cell>
          <table:table-cell office:value-type="float" office:value="2306151.99">
            <text:p><text:s/>2.306.152 </text:p>
          </table:table-cell>
          <table:table-cell office:value-type="float" office:value="2504094.96">
            <text:p><text:s/>2.504.095 </text:p>
          </table:table-cell>
          <table:table-cell office:value-type="float" office:value="622252.73">
            <text:p><text:s/>622.253 </text:p>
          </table:table-cell>
          <table:table-cell office:value-type="float" office:value="3508651.33">
            <text:p><text:s/>3.508.651 </text:p>
          </table:table-cell>
          <table:table-cell office:value-type="float" office:value="787520.94">
            <text:p><text:s/>787.521 </text:p>
          </table:table-cell>
          <table:table-cell office:value-type="float" office:value="94972464.46">
            <text:p><text:s/>94.972.464 </text:p>
          </table:table-cell>
          <table:table-cell office:value-type="float" office:value="261977093.26">
            <text:p><text:s/>261.977.093 </text:p>
          </table:table-cell>
          <table:table-cell office:value-type="float" office:value="714310.08">
            <text:p><text:s/>714.310 </text:p>
          </table:table-cell>
          <table:table-cell office:value-type="float" office:value="642832.72">
            <text:p><text:s/>642.833 </text:p>
          </table:table-cell>
          <table:table-cell office:value-type="float" office:value="68374.43">
            <text:p><text:s/>68.374 </text:p>
          </table:table-cell>
          <table:table-cell office:value-type="float" office:value="42761226.8">
            <text:p><text:s/>42.761.227 </text:p>
          </table:table-cell>
          <table:table-cell office:value-type="float" office:value="13444808.37">
            <text:p><text:s/>13.444.808 </text:p>
          </table:table-cell>
          <table:table-cell office:value-type="float" office:value="1468108.33">
            <text:p><text:s/>1.468.108 </text:p>
          </table:table-cell>
          <table:table-cell office:value-type="float" office:value="1085333855.47">
            <text:p><text:s/>1.085.333.855 </text:p>
          </table:table-cell>
          <table:table-cell office:value-type="float" office:value="462133.94">
            <text:p><text:s/>462.134 </text:p>
          </table:table-cell>
          <table:table-cell office:value-type="float" office:value="1817679680.59">
            <text:p><text:s/>1.817.679.681 </text:p>
          </table:table-cell>
          <table:table-cell/>
        </table:table-row>
        <table:table-row table:style-name="ro1">
          <table:table-cell office:value-type="string">
            <text:p><text:s text:c="4"/>IRRF - REMESSAS P/ EXTERIOR</text:p>
          </table:table-cell>
          <table:table-cell office:value-type="float" office:value="-2527.43">
            <text:p><text:s/>(2.527)</text:p>
          </table:table-cell>
          <table:table-cell office:value-type="float" office:value="59419.32">
            <text:p><text:s/>59.419 </text:p>
          </table:table-cell>
          <table:table-cell office:value-type="float" office:value="17141338.32">
            <text:p><text:s/>17.141.338 </text:p>
          </table:table-cell>
          <table:table-cell office:value-type="float" office:value="14.91">
            <text:p><text:s/>15 </text:p>
          </table:table-cell>
          <table:table-cell office:value-type="float" office:value="5250055.45">
            <text:p><text:s/>5.250.055 </text:p>
          </table:table-cell>
          <table:table-cell office:value-type="float" office:value="2428804.39">
            <text:p><text:s/>2.428.804 </text:p>
          </table:table-cell>
          <table:table-cell office:value-type="float" office:value="18996267.35">
            <text:p><text:s/>18.996.267 </text:p>
          </table:table-cell>
          <table:table-cell office:value-type="float" office:value="2487095.7">
            <text:p><text:s/>2.487.096 </text:p>
          </table:table-cell>
          <table:table-cell office:value-type="float" office:value="2201505.23">
            <text:p><text:s/>2.201.505 </text:p>
          </table:table-cell>
          <table:table-cell office:value-type="float" office:value="105355.91">
            <text:p><text:s/>105.356 </text:p>
          </table:table-cell>
          <table:table-cell office:value-type="float" office:value="31003337.28">
            <text:p><text:s/>31.003.337 </text:p>
          </table:table-cell>
          <table:table-cell office:value-type="float" office:value="260295.09">
            <text:p><text:s/>260.295 </text:p>
          </table:table-cell>
          <table:table-cell office:value-type="float" office:value="390614.51">
            <text:p><text:s/>390.615 </text:p>
          </table:table-cell>
          <table:table-cell office:value-type="float" office:value="244658.83">
            <text:p><text:s/>244.659 </text:p>
          </table:table-cell>
          <table:table-cell office:value-type="float" office:value="81633.97">
            <text:p><text:s/>81.634 </text:p>
          </table:table-cell>
          <table:table-cell office:value-type="float" office:value="2800613.64">
            <text:p><text:s/>2.800.614 </text:p>
          </table:table-cell>
          <table:table-cell office:value-type="float" office:value="20722.04">
            <text:p><text:s/>20.722 </text:p>
          </table:table-cell>
          <table:table-cell office:value-type="float" office:value="17188964.35">
            <text:p><text:s/>17.188.964 </text:p>
          </table:table-cell>
          <table:table-cell office:value-type="float" office:value="348312100.36">
            <text:p><text:s/>348.312.100 </text:p>
          </table:table-cell>
          <table:table-cell office:value-type="float" office:value="207559.15">
            <text:p><text:s/>207.559 </text:p>
          </table:table-cell>
          <table:table-cell office:value-type="float" office:value="229547.68">
            <text:p><text:s/>229.548 </text:p>
          </table:table-cell>
          <table:table-cell office:value-type="float" office:value="445.4">
            <text:p><text:s/>445 </text:p>
          </table:table-cell>
          <table:table-cell office:value-type="float" office:value="11235068.92">
            <text:p><text:s/>11.235.069 </text:p>
          </table:table-cell>
          <table:table-cell office:value-type="float" office:value="6801471.89">
            <text:p><text:s/>6.801.472 </text:p>
          </table:table-cell>
          <table:table-cell office:value-type="float" office:value="575962.28">
            <text:p><text:s/>575.962 </text:p>
          </table:table-cell>
          <table:table-cell office:value-type="float" office:value="416727509.81">
            <text:p><text:s/>416.727.510 </text:p>
          </table:table-cell>
          <table:table-cell office:value-type="float" office:value="17281.35">
            <text:p><text:s/>17.281 </text:p>
          </table:table-cell>
          <table:table-cell office:value-type="float" office:value="884765115.7">
            <text:p><text:s/>884.765.116 </text:p>
          </table:table-cell>
          <table:table-cell/>
        </table:table-row>
        <table:table-row table:style-name="ro1">
          <table:table-cell office:value-type="string">
            <text:p><text:s text:c="4"/>IRRF - OUTROS RENDIMENTOS</text:p>
          </table:table-cell>
          <table:table-cell office:value-type="float" office:value="146945.78">
            <text:p><text:s/>146.946 </text:p>
          </table:table-cell>
          <table:table-cell office:value-type="float" office:value="944108.61">
            <text:p><text:s/>944.109 </text:p>
          </table:table-cell>
          <table:table-cell office:value-type="float" office:value="4153206.4">
            <text:p><text:s/>4.153.206 </text:p>
          </table:table-cell>
          <table:table-cell office:value-type="float" office:value="137337.61">
            <text:p><text:s/>137.338 </text:p>
          </table:table-cell>
          <table:table-cell office:value-type="float" office:value="9572253.84">
            <text:p><text:s/>9.572.254 </text:p>
          </table:table-cell>
          <table:table-cell office:value-type="float" office:value="5135048.87">
            <text:p><text:s/>5.135.049 </text:p>
          </table:table-cell>
          <table:table-cell office:value-type="float" office:value="86772266.65">
            <text:p><text:s/>86.772.267 </text:p>
          </table:table-cell>
          <table:table-cell office:value-type="float" office:value="5520988.59">
            <text:p><text:s/>5.520.989 </text:p>
          </table:table-cell>
          <table:table-cell office:value-type="float" office:value="3893918.7">
            <text:p><text:s/>3.893.919 </text:p>
          </table:table-cell>
          <table:table-cell office:value-type="float" office:value="1714231.14">
            <text:p><text:s/>1.714.231 </text:p>
          </table:table-cell>
          <table:table-cell office:value-type="float" office:value="30121627.63">
            <text:p><text:s/>30.121.628 </text:p>
          </table:table-cell>
          <table:table-cell office:value-type="float" office:value="1744039.53">
            <text:p><text:s/>1.744.040 </text:p>
          </table:table-cell>
          <table:table-cell office:value-type="float" office:value="1831051.74">
            <text:p><text:s/>1.831.052 </text:p>
          </table:table-cell>
          <table:table-cell office:value-type="float" office:value="2954415.22">
            <text:p><text:s/>2.954.415 </text:p>
          </table:table-cell>
          <table:table-cell office:value-type="float" office:value="1193972.41">
            <text:p><text:s/>1.193.972 </text:p>
          </table:table-cell>
          <table:table-cell office:value-type="float" office:value="7302309.11">
            <text:p><text:s/>7.302.309 </text:p>
          </table:table-cell>
          <table:table-cell office:value-type="float" office:value="753129.46">
            <text:p><text:s/>753.129 </text:p>
          </table:table-cell>
          <table:table-cell office:value-type="float" office:value="23510651.26">
            <text:p><text:s/>23.510.651 </text:p>
          </table:table-cell>
          <table:table-cell office:value-type="float" office:value="89531616.8">
            <text:p><text:s/>89.531.617 </text:p>
          </table:table-cell>
          <table:table-cell office:value-type="float" office:value="1461452.5">
            <text:p><text:s/>1.461.453 </text:p>
          </table:table-cell>
          <table:table-cell office:value-type="float" office:value="379898.93">
            <text:p><text:s/>379.899 </text:p>
          </table:table-cell>
          <table:table-cell office:value-type="float" office:value="92904.5">
            <text:p><text:s/>92.905 </text:p>
          </table:table-cell>
          <table:table-cell office:value-type="float" office:value="21282286.69">
            <text:p><text:s/>21.282.287 </text:p>
          </table:table-cell>
          <table:table-cell office:value-type="float" office:value="11402734.74">
            <text:p><text:s/>11.402.735 </text:p>
          </table:table-cell>
          <table:table-cell office:value-type="float" office:value="1342761.16">
            <text:p><text:s/>1.342.761 </text:p>
          </table:table-cell>
          <table:table-cell office:value-type="float" office:value="267331369.44">
            <text:p><text:s/>267.331.369 </text:p>
          </table:table-cell>
          <table:table-cell office:value-type="float" office:value="320540.1">
            <text:p><text:s/>320.540 </text:p>
          </table:table-cell>
          <table:table-cell office:value-type="float" office:value="580547067.41">
            <text:p><text:s/>580.547.067 </text:p>
          </table:table-cell>
          <table:table-cell/>
        </table:table-row>
        <table:table-row table:style-name="ro1">
          <table:table-cell office:value-type="string">
            <text:p>IMPOSTO S/ OPERAÇÕES FINANCEIRAS</text:p>
          </table:table-cell>
          <table:table-cell office:value-type="float" office:value="35186.52">
            <text:p><text:s/>35.187 </text:p>
          </table:table-cell>
          <table:table-cell office:value-type="float" office:value="180889.54">
            <text:p><text:s/>180.890 </text:p>
          </table:table-cell>
          <table:table-cell office:value-type="float" office:value="1900033.22">
            <text:p><text:s/>1.900.033 </text:p>
          </table:table-cell>
          <table:table-cell office:value-type="float" office:value="31284.57">
            <text:p><text:s/>31.285 </text:p>
          </table:table-cell>
          <table:table-cell office:value-type="float" office:value="3306394.45">
            <text:p><text:s/>3.306.394 </text:p>
          </table:table-cell>
          <table:table-cell office:value-type="float" office:value="9044202.47">
            <text:p><text:s/>9.044.202 </text:p>
          </table:table-cell>
          <table:table-cell office:value-type="float" office:value="539209273.5">
            <text:p><text:s/>539.209.274 </text:p>
          </table:table-cell>
          <table:table-cell office:value-type="float" office:value="8001943.15">
            <text:p><text:s/>8.001.943 </text:p>
          </table:table-cell>
          <table:table-cell office:value-type="float" office:value="2603957.31">
            <text:p><text:s/>2.603.957 </text:p>
          </table:table-cell>
          <table:table-cell office:value-type="float" office:value="206228.92">
            <text:p><text:s/>206.229 </text:p>
          </table:table-cell>
          <table:table-cell office:value-type="float" office:value="73870626.12">
            <text:p><text:s/>73.870.626 </text:p>
          </table:table-cell>
          <table:table-cell office:value-type="float" office:value="923528.94">
            <text:p><text:s/>923.529 </text:p>
          </table:table-cell>
          <table:table-cell office:value-type="float" office:value="3256831.05">
            <text:p><text:s/>3.256.831 </text:p>
          </table:table-cell>
          <table:table-cell office:value-type="float" office:value="15247020.11">
            <text:p><text:s/>15.247.020 </text:p>
          </table:table-cell>
          <table:table-cell office:value-type="float" office:value="351277.34">
            <text:p><text:s/>351.277 </text:p>
          </table:table-cell>
          <table:table-cell office:value-type="float" office:value="11645053.09">
            <text:p><text:s/>11.645.053 </text:p>
          </table:table-cell>
          <table:table-cell office:value-type="float" office:value="40651.9">
            <text:p><text:s/>40.652 </text:p>
          </table:table-cell>
          <table:table-cell office:value-type="float" office:value="178318577.41">
            <text:p><text:s/>178.318.577 </text:p>
          </table:table-cell>
          <table:table-cell office:value-type="float" office:value="63833787.83">
            <text:p><text:s/>63.833.788 </text:p>
          </table:table-cell>
          <table:table-cell office:value-type="float" office:value="527253.1">
            <text:p><text:s/>527.253 </text:p>
          </table:table-cell>
          <table:table-cell office:value-type="float" office:value="1008398.71">
            <text:p><text:s/>1.008.399 </text:p>
          </table:table-cell>
          <table:table-cell office:value-type="float" office:value="8955.62">
            <text:p><text:s/>8.956 </text:p>
          </table:table-cell>
          <table:table-cell office:value-type="float" office:value="42080924.06">
            <text:p><text:s/>42.080.924 </text:p>
          </table:table-cell>
          <table:table-cell office:value-type="float" office:value="6163712.28">
            <text:p><text:s/>6.163.712 </text:p>
          </table:table-cell>
          <table:table-cell office:value-type="float" office:value="2408360.27">
            <text:p><text:s/>2.408.360 </text:p>
          </table:table-cell>
          <table:table-cell office:value-type="float" office:value="1939958977.75">
            <text:p><text:s/>1.939.958.978 </text:p>
          </table:table-cell>
          <table:table-cell office:value-type="float" office:value="140004.89">
            <text:p><text:s/>140.005 </text:p>
          </table:table-cell>
          <table:table-cell office:value-type="float" office:value="2904303334.12">
            <text:p><text:s/>2.904.303.334 </text:p>
          </table:table-cell>
          <table:table-cell/>
        </table:table-row>
        <table:table-row table:style-name="ro1">
          <table:table-cell office:value-type="string">
            <text:p>IMPOSTO TERRITORIAL RURAL</text:p>
          </table:table-cell>
          <table:table-cell office:value-type="float" office:value="13809.05">
            <text:p><text:s/>13.809 </text:p>
          </table:table-cell>
          <table:table-cell office:value-type="float" office:value="93836.37">
            <text:p><text:s/>93.836 </text:p>
          </table:table-cell>
          <table:table-cell office:value-type="float" office:value="74858.37">
            <text:p><text:s/>74.858 </text:p>
          </table:table-cell>
          <table:table-cell office:value-type="float" office:value="8570.87">
            <text:p><text:s/>8.571 </text:p>
          </table:table-cell>
          <table:table-cell office:value-type="float" office:value="411293.43">
            <text:p><text:s/>411.293 </text:p>
          </table:table-cell>
          <table:table-cell office:value-type="float" office:value="150895.12">
            <text:p><text:s/>150.895 </text:p>
          </table:table-cell>
          <table:table-cell office:value-type="float" office:value="40988.23">
            <text:p><text:s/>40.988 </text:p>
          </table:table-cell>
          <table:table-cell office:value-type="float" office:value="97172.01">
            <text:p><text:s/>97.172 </text:p>
          </table:table-cell>
          <table:table-cell office:value-type="float" office:value="642244.86">
            <text:p><text:s/>642.245 </text:p>
          </table:table-cell>
          <table:table-cell office:value-type="float" office:value="285341.29">
            <text:p><text:s/>285.341 </text:p>
          </table:table-cell>
          <table:table-cell office:value-type="float" office:value="2417605.62">
            <text:p><text:s/>2.417.606 </text:p>
          </table:table-cell>
          <table:table-cell office:value-type="float" office:value="706871.62">
            <text:p><text:s/>706.872 </text:p>
          </table:table-cell>
          <table:table-cell office:value-type="float" office:value="1583488.38">
            <text:p><text:s/>1.583.488 </text:p>
          </table:table-cell>
          <table:table-cell office:value-type="float" office:value="267550.66">
            <text:p><text:s/>267.551 </text:p>
          </table:table-cell>
          <table:table-cell office:value-type="float" office:value="73512.54">
            <text:p><text:s/>73.513 </text:p>
          </table:table-cell>
          <table:table-cell office:value-type="float" office:value="337708.06">
            <text:p><text:s/>337.708 </text:p>
          </table:table-cell>
          <table:table-cell office:value-type="float" office:value="260423.04">
            <text:p><text:s/>260.423 </text:p>
          </table:table-cell>
          <table:table-cell office:value-type="float" office:value="1242586.49">
            <text:p><text:s/>1.242.586 </text:p>
          </table:table-cell>
          <table:table-cell office:value-type="float" office:value="256345.38">
            <text:p><text:s/>256.345 </text:p>
          </table:table-cell>
          <table:table-cell office:value-type="float" office:value="103450.82">
            <text:p><text:s/>103.451 </text:p>
          </table:table-cell>
          <table:table-cell office:value-type="float" office:value="66890.87">
            <text:p><text:s/>66.891 </text:p>
          </table:table-cell>
          <table:table-cell office:value-type="float" office:value="61068.8">
            <text:p><text:s/>61.069 </text:p>
          </table:table-cell>
          <table:table-cell office:value-type="float" office:value="1494826.82">
            <text:p><text:s/>1.494.827 </text:p>
          </table:table-cell>
          <table:table-cell office:value-type="float" office:value="455708.48">
            <text:p><text:s/>455.708 </text:p>
          </table:table-cell>
          <table:table-cell office:value-type="float" office:value="74219.18">
            <text:p><text:s/>74.219 </text:p>
          </table:table-cell>
          <table:table-cell office:value-type="float" office:value="1469478.2">
            <text:p><text:s/>1.469.478 </text:p>
          </table:table-cell>
          <table:table-cell office:value-type="float" office:value="231204.36">
            <text:p><text:s/>231.204 </text:p>
          </table:table-cell>
          <table:table-cell office:value-type="float" office:value="12921948.92">
            <text:p><text:s/>12.921.949 </text:p>
          </table:table-cell>
          <table:table-cell/>
        </table:table-row>
        <table:table-row table:style-name="ro1">
          <table:table-cell office:value-type="string">
            <text:p>CPMF</text:p>
          </table:table-cell>
          <table:table-cell office:value-type="float" office:value="26014.28">
            <text:p><text:s/>26.014 </text:p>
          </table:table-cell>
          <table:table-cell office:value-type="float" office:value="5.22">
            <text:p><text:s/>5 </text:p>
          </table:table-cell>
          <table:table-cell office:value-type="float" office:value="24054.08">
            <text:p><text:s/>24.054 </text:p>
          </table:table-cell>
          <table:table-cell office:value-type="float" office:value="12.19">
            <text:p><text:s/>12 </text:p>
          </table:table-cell>
          <table:table-cell office:value-type="float" office:value="12022.61">
            <text:p><text:s/>12.023 </text:p>
          </table:table-cell>
          <table:table-cell office:value-type="float" office:value="409.66">
            <text:p><text:s/>410 </text:p>
          </table:table-cell>
          <table:table-cell office:value-type="float" office:value="3799.54">
            <text:p><text:s/>3.800 </text:p>
          </table:table-cell>
          <table:table-cell office:value-type="float" office:value="16656.25">
            <text:p><text:s/>16.656 </text:p>
          </table:table-cell>
          <table:table-cell office:value-type="float" office:value="596.78">
            <text:p><text:s/>597 </text:p>
          </table:table-cell>
          <table:table-cell office:value-type="float" office:value="204.06">
            <text:p><text:s/>204 </text:p>
          </table:table-cell>
          <table:table-cell office:value-type="float" office:value="2579209.45">
            <text:p><text:s/>2.579.209 </text:p>
          </table:table-cell>
          <table:table-cell office:value-type="float" office:value="16332.6">
            <text:p><text:s/>16.333 </text:p>
          </table:table-cell>
          <table:table-cell office:value-type="float" office:value="58867.54">
            <text:p><text:s/>58.868 </text:p>
          </table:table-cell>
          <table:table-cell office:value-type="float" office:value="120798.98">
            <text:p><text:s/>120.799 </text:p>
          </table:table-cell>
          <table:table-cell office:value-type="float" office:value="508.08">
            <text:p><text:s/>508 </text:p>
          </table:table-cell>
          <table:table-cell office:value-type="float" office:value="8457.35">
            <text:p><text:s/>8.457 </text:p>
          </table:table-cell>
          <table:table-cell office:value-type="float" office:value="3216.31">
            <text:p><text:s/>3.216 </text:p>
          </table:table-cell>
          <table:table-cell office:value-type="float" office:value="286226.94">
            <text:p><text:s/>286.227 </text:p>
          </table:table-cell>
          <table:table-cell office:value-type="float" office:value="23300.84">
            <text:p><text:s/>23.301 </text:p>
          </table:table-cell>
          <table:table-cell office:value-type="float" office:value="435.71">
            <text:p><text:s/>436 </text:p>
          </table:table-cell>
          <table:table-cell office:value-type="float" office:value="35.5">
            <text:p><text:s/>36 </text:p>
          </table:table-cell>
          <table:table-cell office:value-type="float" office:value="5.66">
            <text:p><text:s/>6 </text:p>
          </table:table-cell>
          <table:table-cell office:value-type="float" office:value="7513.16">
            <text:p><text:s/>7.513 </text:p>
          </table:table-cell>
          <table:table-cell office:value-type="float" office:value="11326.02">
            <text:p><text:s/>11.326 </text:p>
          </table:table-cell>
          <table:table-cell office:value-type="float" office:value="4.66">
            <text:p><text:s/>5 </text:p>
          </table:table-cell>
          <table:table-cell office:value-type="float" office:value="29025634.56">
            <text:p><text:s/>29.025.635 </text:p>
          </table:table-cell>
          <table:table-cell office:value-type="float" office:value="27.64">
            <text:p><text:s/>28 </text:p>
          </table:table-cell>
          <table:table-cell office:value-type="float" office:value="32225675.67">
            <text:p><text:s/>32.225.676 </text:p>
          </table:table-cell>
          <table:table-cell/>
        </table:table-row>
        <table:table-row table:style-name="ro1">
          <table:table-cell office:value-type="string">
            <text:p>COFINS</text:p>
          </table:table-cell>
          <table:table-cell office:value-type="float" office:value="7312322.14">
            <text:p><text:s/>7.312.322 </text:p>
          </table:table-cell>
          <table:table-cell office:value-type="float" office:value="25689966.53">
            <text:p><text:s/>25.689.967 </text:p>
          </table:table-cell>
          <table:table-cell office:value-type="float" office:value="308684522.64">
            <text:p><text:s/>308.684.523 </text:p>
          </table:table-cell>
          <table:table-cell office:value-type="float" office:value="4625215.22">
            <text:p><text:s/>4.625.215 </text:p>
          </table:table-cell>
          <table:table-cell office:value-type="float" office:value="320503221.55">
            <text:p><text:s/>320.503.222 </text:p>
          </table:table-cell>
          <table:table-cell office:value-type="float" office:value="202264957.4">
            <text:p><text:s/>202.264.957 </text:p>
          </table:table-cell>
          <table:table-cell office:value-type="float" office:value="604913865.04">
            <text:p><text:s/>604.913.865 </text:p>
          </table:table-cell>
          <table:table-cell office:value-type="float" office:value="330808375.4">
            <text:p><text:s/>330.808.375 </text:p>
          </table:table-cell>
          <table:table-cell office:value-type="float" office:value="157446727.03">
            <text:p><text:s/>157.446.727 </text:p>
          </table:table-cell>
          <table:table-cell office:value-type="float" office:value="143253396.93">
            <text:p><text:s/>143.253.397 </text:p>
          </table:table-cell>
          <table:table-cell office:value-type="float" office:value="708878529.17">
            <text:p><text:s/>708.878.529 </text:p>
          </table:table-cell>
          <table:table-cell office:value-type="float" office:value="53744055.73">
            <text:p><text:s/>53.744.056 </text:p>
          </table:table-cell>
          <table:table-cell office:value-type="float" office:value="62520809.37">
            <text:p><text:s/>62.520.809 </text:p>
          </table:table-cell>
          <table:table-cell office:value-type="float" office:value="79867213.85">
            <text:p><text:s/>79.867.214 </text:p>
          </table:table-cell>
          <table:table-cell office:value-type="float" office:value="43377704">
            <text:p><text:s/>43.377.704 </text:p>
          </table:table-cell>
          <table:table-cell office:value-type="float" office:value="264148273.27">
            <text:p><text:s/>264.148.273 </text:p>
          </table:table-cell>
          <table:table-cell office:value-type="float" office:value="27613940.13">
            <text:p><text:s/>27.613.940 </text:p>
          </table:table-cell>
          <table:table-cell office:value-type="float" office:value="786099126.83">
            <text:p><text:s/>786.099.127 </text:p>
          </table:table-cell>
          <table:table-cell office:value-type="float" office:value="2830540128.41">
            <text:p><text:s/>2.830.540.128 </text:p>
          </table:table-cell>
          <table:table-cell office:value-type="float" office:value="43618410">
            <text:p><text:s/>43.618.410 </text:p>
          </table:table-cell>
          <table:table-cell office:value-type="float" office:value="19550359.88">
            <text:p><text:s/>19.550.360 </text:p>
          </table:table-cell>
          <table:table-cell office:value-type="float" office:value="4864969.78">
            <text:p><text:s/>4.864.970 </text:p>
          </table:table-cell>
          <table:table-cell office:value-type="float" office:value="711284280.45">
            <text:p><text:s/>711.284.280 </text:p>
          </table:table-cell>
          <table:table-cell office:value-type="float" office:value="613382694.24">
            <text:p><text:s/>613.382.694 </text:p>
          </table:table-cell>
          <table:table-cell office:value-type="float" office:value="37997773.01">
            <text:p><text:s/>37.997.773 </text:p>
          </table:table-cell>
          <table:table-cell office:value-type="float" office:value="5425081008.82">
            <text:p><text:s/>5.425.081.009 </text:p>
          </table:table-cell>
          <table:table-cell office:value-type="float" office:value="15949085.12">
            <text:p><text:s/>15.949.085 </text:p>
          </table:table-cell>
          <table:table-cell office:value-type="float" office:value="13834020931.94">
            <text:p><text:s/>13.834.020.932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769.82">
            <text:p><text:s/>1.770 </text:p>
          </table:table-cell>
          <table:table-cell office:value-type="float" office:value="69500.66">
            <text:p><text:s/>69.501 </text:p>
          </table:table-cell>
          <table:table-cell office:value-type="float" office:value="83499.65">
            <text:p><text:s/>83.500 </text:p>
          </table:table-cell>
          <table:table-cell office:value-type="float" office:value="6102.52">
            <text:p><text:s/>6.103 </text:p>
          </table:table-cell>
          <table:table-cell office:value-type="float" office:value="7152525.94">
            <text:p><text:s/>7.152.526 </text:p>
          </table:table-cell>
          <table:table-cell office:value-type="float" office:value="11066452.65">
            <text:p><text:s/>11.066.453 </text:p>
          </table:table-cell>
          <table:table-cell office:value-type="float" office:value="270370573.02">
            <text:p><text:s/>270.370.573 </text:p>
          </table:table-cell>
          <table:table-cell office:value-type="float" office:value="3656613.98">
            <text:p><text:s/>3.656.614 </text:p>
          </table:table-cell>
          <table:table-cell office:value-type="float" office:value="426722.19">
            <text:p><text:s/>426.722 </text:p>
          </table:table-cell>
          <table:table-cell office:value-type="float" office:value="47180.96">
            <text:p><text:s/>47.181 </text:p>
          </table:table-cell>
          <table:table-cell office:value-type="float" office:value="6205765.42">
            <text:p><text:s/>6.205.765 </text:p>
          </table:table-cell>
          <table:table-cell office:value-type="float" office:value="63423.16">
            <text:p><text:s/>63.423 </text:p>
          </table:table-cell>
          <table:table-cell office:value-type="float" office:value="146301.15">
            <text:p><text:s/>146.301 </text:p>
          </table:table-cell>
          <table:table-cell office:value-type="float" office:value="5099073.42">
            <text:p><text:s/>5.099.073 </text:p>
          </table:table-cell>
          <table:table-cell office:value-type="float" office:value="30906.83">
            <text:p><text:s/>30.907 </text:p>
          </table:table-cell>
          <table:table-cell office:value-type="float" office:value="1734814.99">
            <text:p><text:s/>1.734.815 </text:p>
          </table:table-cell>
          <table:table-cell office:value-type="float" office:value="30274.41">
            <text:p><text:s/>30.274 </text:p>
          </table:table-cell>
          <table:table-cell office:value-type="float" office:value="38525884.34">
            <text:p><text:s/>38.525.884 </text:p>
          </table:table-cell>
          <table:table-cell office:value-type="float" office:value="45292099.71">
            <text:p><text:s/>45.292.100 </text:p>
          </table:table-cell>
          <table:table-cell office:value-type="float" office:value="110579.83">
            <text:p><text:s/>110.580 </text:p>
          </table:table-cell>
          <table:table-cell office:value-type="float" office:value="11298.83">
            <text:p><text:s/>11.299 </text:p>
          </table:table-cell>
          <table:table-cell office:value-type="float" office:value="74.49">
            <text:p><text:s/>74 </text:p>
          </table:table-cell>
          <table:table-cell office:value-type="float" office:value="22078984.52">
            <text:p><text:s/>22.078.985 </text:p>
          </table:table-cell>
          <table:table-cell office:value-type="float" office:value="1076847.92">
            <text:p><text:s/>1.076.848 </text:p>
          </table:table-cell>
          <table:table-cell office:value-type="float" office:value="1373801.11">
            <text:p><text:s/>1.373.801 </text:p>
          </table:table-cell>
          <table:table-cell office:value-type="float" office:value="327565712.89">
            <text:p><text:s/>327.565.713 </text:p>
          </table:table-cell>
          <table:table-cell office:value-type="float" office:value="11733.6">
            <text:p><text:s/>11.734 </text:p>
          </table:table-cell>
          <table:table-cell office:value-type="float" office:value="742238518.01">
            <text:p><text:s/>742.238.518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7310552.32">
            <text:p><text:s/>7.310.552 </text:p>
          </table:table-cell>
          <table:table-cell office:value-type="float" office:value="25620465.87">
            <text:p><text:s/>25.620.466 </text:p>
          </table:table-cell>
          <table:table-cell office:value-type="float" office:value="308601022.99">
            <text:p><text:s/>308.601.023 </text:p>
          </table:table-cell>
          <table:table-cell office:value-type="float" office:value="4619112.7">
            <text:p><text:s/>4.619.113 </text:p>
          </table:table-cell>
          <table:table-cell office:value-type="float" office:value="313350695.61">
            <text:p><text:s/>313.350.696 </text:p>
          </table:table-cell>
          <table:table-cell office:value-type="float" office:value="191198504.75">
            <text:p><text:s/>191.198.505 </text:p>
          </table:table-cell>
          <table:table-cell office:value-type="float" office:value="334543292.02">
            <text:p><text:s/>334.543.292 </text:p>
          </table:table-cell>
          <table:table-cell office:value-type="float" office:value="327151761.42">
            <text:p><text:s/>327.151.761 </text:p>
          </table:table-cell>
          <table:table-cell office:value-type="float" office:value="157020004.84">
            <text:p><text:s/>157.020.005 </text:p>
          </table:table-cell>
          <table:table-cell office:value-type="float" office:value="143206215.97">
            <text:p><text:s/>143.206.216 </text:p>
          </table:table-cell>
          <table:table-cell office:value-type="float" office:value="702672763.75">
            <text:p><text:s/>702.672.764 </text:p>
          </table:table-cell>
          <table:table-cell office:value-type="float" office:value="53680632.57">
            <text:p><text:s/>53.680.633 </text:p>
          </table:table-cell>
          <table:table-cell office:value-type="float" office:value="62374508.22">
            <text:p><text:s/>62.374.508 </text:p>
          </table:table-cell>
          <table:table-cell office:value-type="float" office:value="74768140.43">
            <text:p><text:s/>74.768.140 </text:p>
          </table:table-cell>
          <table:table-cell office:value-type="float" office:value="43346797.17">
            <text:p><text:s/>43.346.797 </text:p>
          </table:table-cell>
          <table:table-cell office:value-type="float" office:value="262413458.28">
            <text:p><text:s/>262.413.458 </text:p>
          </table:table-cell>
          <table:table-cell office:value-type="float" office:value="27583665.72">
            <text:p><text:s/>27.583.666 </text:p>
          </table:table-cell>
          <table:table-cell office:value-type="float" office:value="747573242.49">
            <text:p><text:s/>747.573.242 </text:p>
          </table:table-cell>
          <table:table-cell office:value-type="float" office:value="2785248028.7">
            <text:p><text:s/>2.785.248.029 </text:p>
          </table:table-cell>
          <table:table-cell office:value-type="float" office:value="43507830.17">
            <text:p><text:s/>43.507.830 </text:p>
          </table:table-cell>
          <table:table-cell office:value-type="float" office:value="19539061.05">
            <text:p><text:s/>19.539.061 </text:p>
          </table:table-cell>
          <table:table-cell office:value-type="float" office:value="4864895.29">
            <text:p><text:s/>4.864.895 </text:p>
          </table:table-cell>
          <table:table-cell office:value-type="float" office:value="689205295.93">
            <text:p><text:s/>689.205.296 </text:p>
          </table:table-cell>
          <table:table-cell office:value-type="float" office:value="612305846.32">
            <text:p><text:s/>612.305.846 </text:p>
          </table:table-cell>
          <table:table-cell office:value-type="float" office:value="36623971.9">
            <text:p><text:s/>36.623.972 </text:p>
          </table:table-cell>
          <table:table-cell office:value-type="float" office:value="5097515295.93">
            <text:p><text:s/>5.097.515.296 </text:p>
          </table:table-cell>
          <table:table-cell office:value-type="float" office:value="15937351.52">
            <text:p><text:s/>15.937.352 </text:p>
          </table:table-cell>
          <table:table-cell office:value-type="float" office:value="13091782413.93">
            <text:p><text:s/>13.091.782.414 </text:p>
          </table:table-cell>
          <table:table-cell/>
        </table:table-row>
        <table:table-row table:style-name="ro1">
          <table:table-cell office:value-type="string">
            <text:p>CONTRIBUIÇÃO PARA O PIS/PASEP</text:p>
          </table:table-cell>
          <table:table-cell office:value-type="float" office:value="2345880.69">
            <text:p><text:s/>2.345.881 </text:p>
          </table:table-cell>
          <table:table-cell office:value-type="float" office:value="8884704.97">
            <text:p><text:s/>8.884.705 </text:p>
          </table:table-cell>
          <table:table-cell office:value-type="float" office:value="76754546.89">
            <text:p><text:s/>76.754.547 </text:p>
          </table:table-cell>
          <table:table-cell office:value-type="float" office:value="2431562.55">
            <text:p><text:s/>2.431.563 </text:p>
          </table:table-cell>
          <table:table-cell office:value-type="float" office:value="90345838.51">
            <text:p><text:s/>90.345.839 </text:p>
          </table:table-cell>
          <table:table-cell office:value-type="float" office:value="56422767.47">
            <text:p><text:s/>56.422.767 </text:p>
          </table:table-cell>
          <table:table-cell office:value-type="float" office:value="238534178.39">
            <text:p><text:s/>238.534.178 </text:p>
          </table:table-cell>
          <table:table-cell office:value-type="float" office:value="76053979.42">
            <text:p><text:s/>76.053.979 </text:p>
          </table:table-cell>
          <table:table-cell office:value-type="float" office:value="49202742.27">
            <text:p><text:s/>49.202.742 </text:p>
          </table:table-cell>
          <table:table-cell office:value-type="float" office:value="35110273.85">
            <text:p><text:s/>35.110.274 </text:p>
          </table:table-cell>
          <table:table-cell office:value-type="float" office:value="205798134.42">
            <text:p><text:s/>205.798.134 </text:p>
          </table:table-cell>
          <table:table-cell office:value-type="float" office:value="17659067.16">
            <text:p><text:s/>17.659.067 </text:p>
          </table:table-cell>
          <table:table-cell office:value-type="float" office:value="22808049.71">
            <text:p><text:s/>22.808.050 </text:p>
          </table:table-cell>
          <table:table-cell office:value-type="float" office:value="24486266.89">
            <text:p><text:s/>24.486.267 </text:p>
          </table:table-cell>
          <table:table-cell office:value-type="float" office:value="13908297.63">
            <text:p><text:s/>13.908.298 </text:p>
          </table:table-cell>
          <table:table-cell office:value-type="float" office:value="71283848.66">
            <text:p><text:s/>71.283.849 </text:p>
          </table:table-cell>
          <table:table-cell office:value-type="float" office:value="9508676.56">
            <text:p><text:s/>9.508.677 </text:p>
          </table:table-cell>
          <table:table-cell office:value-type="float" office:value="196574679.47">
            <text:p><text:s/>196.574.679 </text:p>
          </table:table-cell>
          <table:table-cell office:value-type="float" office:value="672626219.93">
            <text:p><text:s/>672.626.220 </text:p>
          </table:table-cell>
          <table:table-cell office:value-type="float" office:value="12180859.68">
            <text:p><text:s/>12.180.860 </text:p>
          </table:table-cell>
          <table:table-cell office:value-type="float" office:value="8975148.16">
            <text:p><text:s/>8.975.148 </text:p>
          </table:table-cell>
          <table:table-cell office:value-type="float" office:value="2726701.87">
            <text:p><text:s/>2.726.702 </text:p>
          </table:table-cell>
          <table:table-cell office:value-type="float" office:value="187406504.09">
            <text:p><text:s/>187.406.504 </text:p>
          </table:table-cell>
          <table:table-cell office:value-type="float" office:value="154232945.14">
            <text:p><text:s/>154.232.945 </text:p>
          </table:table-cell>
          <table:table-cell office:value-type="float" office:value="14460015.9">
            <text:p><text:s/>14.460.016 </text:p>
          </table:table-cell>
          <table:table-cell office:value-type="float" office:value="1329286360.67">
            <text:p><text:s/>1.329.286.361 </text:p>
          </table:table-cell>
          <table:table-cell office:value-type="float" office:value="5553461.26">
            <text:p><text:s/>5.553.461 </text:p>
          </table:table-cell>
          <table:table-cell office:value-type="float" office:value="3585561712.21">
            <text:p><text:s/>3.585.561.712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280.7">
            <text:p><text:s/>281 </text:p>
          </table:table-cell>
          <table:table-cell office:value-type="float" office:value="11779.31">
            <text:p><text:s/>11.779 </text:p>
          </table:table-cell>
          <table:table-cell office:value-type="float" office:value="13961.42">
            <text:p><text:s/>13.961 </text:p>
          </table:table-cell>
          <table:table-cell office:value-type="float" office:value="1173.44">
            <text:p><text:s/>1.173 </text:p>
          </table:table-cell>
          <table:table-cell office:value-type="float" office:value="1161980.91">
            <text:p><text:s/>1.161.981 </text:p>
          </table:table-cell>
          <table:table-cell office:value-type="float" office:value="1798842.8">
            <text:p><text:s/>1.798.843 </text:p>
          </table:table-cell>
          <table:table-cell office:value-type="float" office:value="43027668.08">
            <text:p><text:s/>43.027.668 </text:p>
          </table:table-cell>
          <table:table-cell office:value-type="float" office:value="239189.23">
            <text:p><text:s/>239.189 </text:p>
          </table:table-cell>
          <table:table-cell office:value-type="float" office:value="68965.42">
            <text:p><text:s/>68.965 </text:p>
          </table:table-cell>
          <table:table-cell office:value-type="float" office:value="8020.6">
            <text:p><text:s/>8.021 </text:p>
          </table:table-cell>
          <table:table-cell office:value-type="float" office:value="2164769.27">
            <text:p><text:s/>2.164.769 </text:p>
          </table:table-cell>
          <table:table-cell office:value-type="float" office:value="10589.78">
            <text:p><text:s/>10.590 </text:p>
          </table:table-cell>
          <table:table-cell office:value-type="float" office:value="23910.65">
            <text:p><text:s/>23.911 </text:p>
          </table:table-cell>
          <table:table-cell office:value-type="float" office:value="830524.21">
            <text:p><text:s/>830.524 </text:p>
          </table:table-cell>
          <table:table-cell office:value-type="float" office:value="5307.71">
            <text:p><text:s/>5.308 </text:p>
          </table:table-cell>
          <table:table-cell office:value-type="float" office:value="286094.13">
            <text:p><text:s/>286.094 </text:p>
          </table:table-cell>
          <table:table-cell office:value-type="float" office:value="5432.36">
            <text:p><text:s/>5.432 </text:p>
          </table:table-cell>
          <table:table-cell office:value-type="float" office:value="6267712.61">
            <text:p><text:s/>6.267.713 </text:p>
          </table:table-cell>
          <table:table-cell office:value-type="float" office:value="8333668.47">
            <text:p><text:s/>8.333.668 </text:p>
          </table:table-cell>
          <table:table-cell office:value-type="float" office:value="19515.71">
            <text:p><text:s/>19.516 </text:p>
          </table:table-cell>
          <table:table-cell office:value-type="float" office:value="1792.09">
            <text:p><text:s/>1.792 </text:p>
          </table:table-cell>
          <table:table-cell office:value-type="float" office:value="12.11">
            <text:p><text:s/>12 </text:p>
          </table:table-cell>
          <table:table-cell office:value-type="float" office:value="3825081.26">
            <text:p><text:s/>3.825.081 </text:p>
          </table:table-cell>
          <table:table-cell office:value-type="float" office:value="179817.34">
            <text:p><text:s/>179.817 </text:p>
          </table:table-cell>
          <table:table-cell office:value-type="float" office:value="57305.44">
            <text:p><text:s/>57.305 </text:p>
          </table:table-cell>
          <table:table-cell office:value-type="float" office:value="67250745.69">
            <text:p><text:s/>67.250.746 </text:p>
          </table:table-cell>
          <table:table-cell office:value-type="float" office:value="1886.39">
            <text:p><text:s/>1.886 </text:p>
          </table:table-cell>
          <table:table-cell office:value-type="float" office:value="135596027.13">
            <text:p><text:s/>135.596.027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2345599.99">
            <text:p><text:s/>2.345.600 </text:p>
          </table:table-cell>
          <table:table-cell office:value-type="float" office:value="8872925.66">
            <text:p><text:s/>8.872.926 </text:p>
          </table:table-cell>
          <table:table-cell office:value-type="float" office:value="76740585.47">
            <text:p><text:s/>76.740.585 </text:p>
          </table:table-cell>
          <table:table-cell office:value-type="float" office:value="2430389.11">
            <text:p><text:s/>2.430.389 </text:p>
          </table:table-cell>
          <table:table-cell office:value-type="float" office:value="89183857.6">
            <text:p><text:s/>89.183.858 </text:p>
          </table:table-cell>
          <table:table-cell office:value-type="float" office:value="54623924.67">
            <text:p><text:s/>54.623.925 </text:p>
          </table:table-cell>
          <table:table-cell office:value-type="float" office:value="195506510.31">
            <text:p><text:s/>195.506.510 </text:p>
          </table:table-cell>
          <table:table-cell office:value-type="float" office:value="75814790.19">
            <text:p><text:s/>75.814.790 </text:p>
          </table:table-cell>
          <table:table-cell office:value-type="float" office:value="49133776.85">
            <text:p><text:s/>49.133.777 </text:p>
          </table:table-cell>
          <table:table-cell office:value-type="float" office:value="35102253.25">
            <text:p><text:s/>35.102.253 </text:p>
          </table:table-cell>
          <table:table-cell office:value-type="float" office:value="203633365.15">
            <text:p><text:s/>203.633.365 </text:p>
          </table:table-cell>
          <table:table-cell office:value-type="float" office:value="17648477.38">
            <text:p><text:s/>17.648.477 </text:p>
          </table:table-cell>
          <table:table-cell office:value-type="float" office:value="22784139.06">
            <text:p><text:s/>22.784.139 </text:p>
          </table:table-cell>
          <table:table-cell office:value-type="float" office:value="23655742.68">
            <text:p><text:s/>23.655.743 </text:p>
          </table:table-cell>
          <table:table-cell office:value-type="float" office:value="13902989.92">
            <text:p><text:s/>13.902.990 </text:p>
          </table:table-cell>
          <table:table-cell office:value-type="float" office:value="70997754.53">
            <text:p><text:s/>70.997.755 </text:p>
          </table:table-cell>
          <table:table-cell office:value-type="float" office:value="9503244.2">
            <text:p><text:s/>9.503.244 </text:p>
          </table:table-cell>
          <table:table-cell office:value-type="float" office:value="190306966.86">
            <text:p><text:s/>190.306.967 </text:p>
          </table:table-cell>
          <table:table-cell office:value-type="float" office:value="664292551.46">
            <text:p><text:s/>664.292.551 </text:p>
          </table:table-cell>
          <table:table-cell office:value-type="float" office:value="12161343.97">
            <text:p><text:s/>12.161.344 </text:p>
          </table:table-cell>
          <table:table-cell office:value-type="float" office:value="8973356.07">
            <text:p><text:s/>8.973.356 </text:p>
          </table:table-cell>
          <table:table-cell office:value-type="float" office:value="2726689.76">
            <text:p><text:s/>2.726.690 </text:p>
          </table:table-cell>
          <table:table-cell office:value-type="float" office:value="183581422.83">
            <text:p><text:s/>183.581.423 </text:p>
          </table:table-cell>
          <table:table-cell office:value-type="float" office:value="154053127.8">
            <text:p><text:s/>154.053.128 </text:p>
          </table:table-cell>
          <table:table-cell office:value-type="float" office:value="14402710.46">
            <text:p><text:s/>14.402.710 </text:p>
          </table:table-cell>
          <table:table-cell office:value-type="float" office:value="1262035614.98">
            <text:p><text:s/>1.262.035.615 </text:p>
          </table:table-cell>
          <table:table-cell office:value-type="float" office:value="5551574.87">
            <text:p><text:s/>5.551.575 </text:p>
          </table:table-cell>
          <table:table-cell office:value-type="float" office:value="3449965685.08">
            <text:p><text:s/>3.449.965.685 </text:p>
          </table:table-cell>
          <table:table-cell/>
        </table:table-row>
        <table:table-row table:style-name="ro1">
          <table:table-cell office:value-type="string">
            <text:p>CSLL</text:p>
          </table:table-cell>
          <table:table-cell office:value-type="float" office:value="2283102.03">
            <text:p><text:s/>2.283.102 </text:p>
          </table:table-cell>
          <table:table-cell office:value-type="float" office:value="6358624.39">
            <text:p><text:s/>6.358.624 </text:p>
          </table:table-cell>
          <table:table-cell office:value-type="float" office:value="64549725.57">
            <text:p><text:s/>64.549.726 </text:p>
          </table:table-cell>
          <table:table-cell office:value-type="float" office:value="1520688.95">
            <text:p><text:s/>1.520.689 </text:p>
          </table:table-cell>
          <table:table-cell office:value-type="float" office:value="76513428.2">
            <text:p><text:s/>76.513.428 </text:p>
          </table:table-cell>
          <table:table-cell office:value-type="float" office:value="42639036.78">
            <text:p><text:s/>42.639.037 </text:p>
          </table:table-cell>
          <table:table-cell office:value-type="float" office:value="288730016.75">
            <text:p><text:s/>288.730.017 </text:p>
          </table:table-cell>
          <table:table-cell office:value-type="float" office:value="48874853.65">
            <text:p><text:s/>48.874.854 </text:p>
          </table:table-cell>
          <table:table-cell office:value-type="float" office:value="35270339.92">
            <text:p><text:s/>35.270.340 </text:p>
          </table:table-cell>
          <table:table-cell office:value-type="float" office:value="11606280.79">
            <text:p><text:s/>11.606.281 </text:p>
          </table:table-cell>
          <table:table-cell office:value-type="float" office:value="213415973.31">
            <text:p><text:s/>213.415.973 </text:p>
          </table:table-cell>
          <table:table-cell office:value-type="float" office:value="14531829.2">
            <text:p><text:s/>14.531.829 </text:p>
          </table:table-cell>
          <table:table-cell office:value-type="float" office:value="20138652.04">
            <text:p><text:s/>20.138.652 </text:p>
          </table:table-cell>
          <table:table-cell office:value-type="float" office:value="22471655.77">
            <text:p><text:s/>22.471.656 </text:p>
          </table:table-cell>
          <table:table-cell office:value-type="float" office:value="10517573.41">
            <text:p><text:s/>10.517.573 </text:p>
          </table:table-cell>
          <table:table-cell office:value-type="float" office:value="46014646.74">
            <text:p><text:s/>46.014.647 </text:p>
          </table:table-cell>
          <table:table-cell office:value-type="float" office:value="7549302.06">
            <text:p><text:s/>7.549.302 </text:p>
          </table:table-cell>
          <table:table-cell office:value-type="float" office:value="182005431.99">
            <text:p><text:s/>182.005.432 </text:p>
          </table:table-cell>
          <table:table-cell office:value-type="float" office:value="709178998.36">
            <text:p><text:s/>709.178.998 </text:p>
          </table:table-cell>
          <table:table-cell office:value-type="float" office:value="12388804.24">
            <text:p><text:s/>12.388.804 </text:p>
          </table:table-cell>
          <table:table-cell office:value-type="float" office:value="6545374.36">
            <text:p><text:s/>6.545.374 </text:p>
          </table:table-cell>
          <table:table-cell office:value-type="float" office:value="1601603.45">
            <text:p><text:s/>1.601.603 </text:p>
          </table:table-cell>
          <table:table-cell office:value-type="float" office:value="133648626.27">
            <text:p><text:s/>133.648.626 </text:p>
          </table:table-cell>
          <table:table-cell office:value-type="float" office:value="84790392.18">
            <text:p><text:s/>84.790.392 </text:p>
          </table:table-cell>
          <table:table-cell office:value-type="float" office:value="10344189.79">
            <text:p><text:s/>10.344.190 </text:p>
          </table:table-cell>
          <table:table-cell office:value-type="float" office:value="1277402889.04">
            <text:p><text:s/>1.277.402.889 </text:p>
          </table:table-cell>
          <table:table-cell office:value-type="float" office:value="4255664.15">
            <text:p><text:s/>4.255.664 </text:p>
          </table:table-cell>
          <table:table-cell office:value-type="float" office:value="3335147703.39">
            <text:p><text:s/>3.335.147.703 </text:p>
          </table:table-cell>
          <table:table-cell/>
        </table:table-row>
        <table:table-row table:style-name="ro1">
          <table:table-cell office:value-type="string">
            <text:p><text:s text:c="2"/>FINANCEIRAS</text:p>
          </table:table-cell>
          <table:table-cell office:value-type="float" office:value="-2488.66">
            <text:p><text:s/>(2.489)</text:p>
          </table:table-cell>
          <table:table-cell office:value-type="float" office:value="7443.48">
            <text:p><text:s/>7.443 </text:p>
          </table:table-cell>
          <table:table-cell office:value-type="float" office:value="47672.53">
            <text:p><text:s/>47.673 </text:p>
          </table:table-cell>
          <table:table-cell office:value-type="float" office:value="0">
            <text:p><text:s/>- <text:s text:c="2"/></text:p>
          </table:table-cell>
          <table:table-cell office:value-type="float" office:value="9313678.08">
            <text:p><text:s/>9.313.678 </text:p>
          </table:table-cell>
          <table:table-cell office:value-type="float" office:value="5556316.13">
            <text:p><text:s/>5.556.316 </text:p>
          </table:table-cell>
          <table:table-cell office:value-type="float" office:value="191685049.51">
            <text:p><text:s/>191.685.050 </text:p>
          </table:table-cell>
          <table:table-cell office:value-type="float" office:value="1309189.96">
            <text:p><text:s/>1.309.190 </text:p>
          </table:table-cell>
          <table:table-cell office:value-type="float" office:value="65324.48">
            <text:p><text:s/>65.324 </text:p>
          </table:table-cell>
          <table:table-cell office:value-type="float" office:value="2165.97">
            <text:p><text:s/>2.166 </text:p>
          </table:table-cell>
          <table:table-cell office:value-type="float" office:value="7191736.05">
            <text:p><text:s/>7.191.736 </text:p>
          </table:table-cell>
          <table:table-cell office:value-type="float" office:value="1987.81">
            <text:p><text:s/>1.988 </text:p>
          </table:table-cell>
          <table:table-cell office:value-type="float" office:value="-72204.25">
            <text:p><text:s/>(72.204)</text:p>
          </table:table-cell>
          <table:table-cell office:value-type="float" office:value="5049046.92">
            <text:p><text:s/>5.049.047 </text:p>
          </table:table-cell>
          <table:table-cell office:value-type="float" office:value="3298.82">
            <text:p><text:s/>3.299 </text:p>
          </table:table-cell>
          <table:table-cell office:value-type="float" office:value="603321.64">
            <text:p><text:s/>603.322 </text:p>
          </table:table-cell>
          <table:table-cell office:value-type="float" office:value="291.33">
            <text:p><text:s/>291 </text:p>
          </table:table-cell>
          <table:table-cell office:value-type="float" office:value="17277353.34">
            <text:p><text:s/>17.277.353 </text:p>
          </table:table-cell>
          <table:table-cell office:value-type="float" office:value="37929254.91">
            <text:p><text:s/>37.929.255 </text:p>
          </table:table-cell>
          <table:table-cell office:value-type="float" office:value="95207.31">
            <text:p><text:s/>95.207 </text:p>
          </table:table-cell>
          <table:table-cell office:value-type="float" office:value="-803.02">
            <text:p><text:s/>(803)</text:p>
          </table:table-cell>
          <table:table-cell office:value-type="float" office:value="0">
            <text:p><text:s/>- <text:s text:c="2"/></text:p>
          </table:table-cell>
          <table:table-cell office:value-type="float" office:value="9848868.48">
            <text:p><text:s/>9.848.868 </text:p>
          </table:table-cell>
          <table:table-cell office:value-type="float" office:value="256839.79">
            <text:p><text:s/>256.840 </text:p>
          </table:table-cell>
          <table:table-cell office:value-type="float" office:value="3323863.31">
            <text:p><text:s/>3.323.863 </text:p>
          </table:table-cell>
          <table:table-cell office:value-type="float" office:value="224466538">
            <text:p><text:s/>224.466.538 </text:p>
          </table:table-cell>
          <table:table-cell office:value-type="float" office:value="-8298.23">
            <text:p><text:s/>(8.298)</text:p>
          </table:table-cell>
          <table:table-cell office:value-type="float" office:value="513950653.69">
            <text:p><text:s/>513.950.654 </text:p>
          </table:table-cell>
          <table:table-cell/>
        </table:table-row>
        <table:table-row table:style-name="ro1">
          <table:table-cell office:value-type="string">
            <text:p><text:s text:c="2"/>DEMAIS</text:p>
          </table:table-cell>
          <table:table-cell office:value-type="float" office:value="2285590.69">
            <text:p><text:s/>2.285.591 </text:p>
          </table:table-cell>
          <table:table-cell office:value-type="float" office:value="6351180.91">
            <text:p><text:s/>6.351.181 </text:p>
          </table:table-cell>
          <table:table-cell office:value-type="float" office:value="64502053.04">
            <text:p><text:s/>64.502.053 </text:p>
          </table:table-cell>
          <table:table-cell office:value-type="float" office:value="1520688.95">
            <text:p><text:s/>1.520.689 </text:p>
          </table:table-cell>
          <table:table-cell office:value-type="float" office:value="67199750.12">
            <text:p><text:s/>67.199.750 </text:p>
          </table:table-cell>
          <table:table-cell office:value-type="float" office:value="37082720.65">
            <text:p><text:s/>37.082.721 </text:p>
          </table:table-cell>
          <table:table-cell office:value-type="float" office:value="97044967.24">
            <text:p><text:s/>97.044.967 </text:p>
          </table:table-cell>
          <table:table-cell office:value-type="float" office:value="47565663.69">
            <text:p><text:s/>47.565.664 </text:p>
          </table:table-cell>
          <table:table-cell office:value-type="float" office:value="35205015.44">
            <text:p><text:s/>35.205.015 </text:p>
          </table:table-cell>
          <table:table-cell office:value-type="float" office:value="11604114.82">
            <text:p><text:s/>11.604.115 </text:p>
          </table:table-cell>
          <table:table-cell office:value-type="float" office:value="206224237.26">
            <text:p><text:s/>206.224.237 </text:p>
          </table:table-cell>
          <table:table-cell office:value-type="float" office:value="14529841.39">
            <text:p><text:s/>14.529.841 </text:p>
          </table:table-cell>
          <table:table-cell office:value-type="float" office:value="20210856.29">
            <text:p><text:s/>20.210.856 </text:p>
          </table:table-cell>
          <table:table-cell office:value-type="float" office:value="17422608.85">
            <text:p><text:s/>17.422.609 </text:p>
          </table:table-cell>
          <table:table-cell office:value-type="float" office:value="10514274.59">
            <text:p><text:s/>10.514.275 </text:p>
          </table:table-cell>
          <table:table-cell office:value-type="float" office:value="45411325.1">
            <text:p><text:s/>45.411.325 </text:p>
          </table:table-cell>
          <table:table-cell office:value-type="float" office:value="7549010.73">
            <text:p><text:s/>7.549.011 </text:p>
          </table:table-cell>
          <table:table-cell office:value-type="float" office:value="164728078.65">
            <text:p><text:s/>164.728.079 </text:p>
          </table:table-cell>
          <table:table-cell office:value-type="float" office:value="671249743.45">
            <text:p><text:s/>671.249.743 </text:p>
          </table:table-cell>
          <table:table-cell office:value-type="float" office:value="12293596.93">
            <text:p><text:s/>12.293.597 </text:p>
          </table:table-cell>
          <table:table-cell office:value-type="float" office:value="6546177.38">
            <text:p><text:s/>6.546.177 </text:p>
          </table:table-cell>
          <table:table-cell office:value-type="float" office:value="1601603.45">
            <text:p><text:s/>1.601.603 </text:p>
          </table:table-cell>
          <table:table-cell office:value-type="float" office:value="123799757.79">
            <text:p><text:s/>123.799.758 </text:p>
          </table:table-cell>
          <table:table-cell office:value-type="float" office:value="84533552.39">
            <text:p><text:s/>84.533.552 </text:p>
          </table:table-cell>
          <table:table-cell office:value-type="float" office:value="7020326.48">
            <text:p><text:s/>7.020.326 </text:p>
          </table:table-cell>
          <table:table-cell office:value-type="float" office:value="1052936351.04">
            <text:p><text:s/>1.052.936.351 </text:p>
          </table:table-cell>
          <table:table-cell office:value-type="float" office:value="4263962.38">
            <text:p><text:s/>4.263.962 </text:p>
          </table:table-cell>
          <table:table-cell office:value-type="float" office:value="2821197049.7">
            <text:p><text:s/>2.821.197.050 </text:p>
          </table:table-cell>
          <table:table-cell/>
        </table:table-row>
        <table:table-row table:style-name="ro1">
          <table:table-cell office:value-type="string">
            <text:p>CIDE-COMBUSTÍVEIS </text:p>
          </table:table-cell>
          <table:table-cell table:number-columns-repeated="2" office:value-type="float" office:value="0">
            <text:p><text:s/>- <text:s text:c="2"/></text:p>
          </table:table-cell>
          <table:table-cell office:value-type="float" office:value="14511182.91">
            <text:p><text:s/>14.511.183 </text:p>
          </table:table-cell>
          <table:table-cell office:value-type="float" office:value="2896.85">
            <text:p><text:s/>2.897 </text:p>
          </table:table-cell>
          <table:table-cell office:value-type="float" office:value="30920859.32">
            <text:p><text:s/>30.920.859 </text:p>
          </table:table-cell>
          <table:table-cell office:value-type="float" office:value="10317937.31">
            <text:p><text:s/>10.317.937 </text:p>
          </table:table-cell>
          <table:table-cell table:number-columns-repeated="3" office:value-type="float" office:value="0">
            <text:p><text:s/>- <text:s text:c="2"/></text:p>
          </table:table-cell>
          <table:table-cell office:value-type="float" office:value="54306514.9">
            <text:p><text:s/>54.306.515 </text:p>
          </table:table-cell>
          <table:table-cell office:value-type="float" office:value="1000">
            <text:p><text:s/>1.000 </text:p>
          </table:table-cell>
          <table:table-cell office:value-type="float" office:value="188.7">
            <text:p><text:s/>189 </text:p>
          </table:table-cell>
          <table:table-cell table:number-columns-repeated="3" office:value-type="float" office:value="0">
            <text:p><text:s/>- <text:s text:c="2"/></text:p>
          </table:table-cell>
          <table:table-cell office:value-type="float" office:value="3654296.16">
            <text:p><text:s/>3.654.296 </text:p>
          </table:table-cell>
          <table:table-cell office:value-type="float" office:value="0">
            <text:p><text:s/>- <text:s text:c="2"/></text:p>
          </table:table-cell>
          <table:table-cell office:value-type="float" office:value="925116.13">
            <text:p><text:s/>925.116 </text:p>
          </table:table-cell>
          <table:table-cell office:value-type="float" office:value="690398156.27">
            <text:p><text:s/>690.398.156 </text:p>
          </table:table-cell>
          <table:table-cell table:number-columns-repeated="3" office:value-type="float" office:value="0">
            <text:p><text:s/>- <text:s text:c="2"/></text:p>
          </table:table-cell>
          <table:table-cell office:value-type="float" office:value="20371571.1">
            <text:p><text:s/>20.371.571 </text:p>
          </table:table-cell>
          <table:table-cell office:value-type="float" office:value="0">
            <text:p><text:s/>- <text:s text:c="2"/></text:p>
          </table:table-cell>
          <table:table-cell office:value-type="float" office:value="1649">
            <text:p><text:s/>1.649 </text:p>
          </table:table-cell>
          <table:table-cell office:value-type="float" office:value="22179110.86">
            <text:p><text:s/>22.179.111 </text:p>
          </table:table-cell>
          <table:table-cell office:value-type="float" office:value="0">
            <text:p><text:s/>- <text:s text:c="2"/></text:p>
          </table:table-cell>
          <table:table-cell office:value-type="float" office:value="847590479.51">
            <text:p><text:s/>847.590.480 </text:p>
          </table:table-cell>
          <table:table-cell/>
        </table:table-row>
        <table:table-row table:style-name="ro1">
          <table:table-cell office:value-type="string">
            <text:p>CONTRIBUICÕES PARA FUNDAF</text:p>
          </table:table-cell>
          <table:table-cell office:value-type="float" office:value="1254.5">
            <text:p><text:s/>1.255 </text:p>
          </table:table-cell>
          <table:table-cell office:value-type="float" office:value="857.4">
            <text:p><text:s/>857 </text:p>
          </table:table-cell>
          <table:table-cell office:value-type="float" office:value="2433104.81">
            <text:p><text:s/>2.433.105 </text:p>
          </table:table-cell>
          <table:table-cell office:value-type="float" office:value="36608.23">
            <text:p><text:s/>36.608 </text:p>
          </table:table-cell>
          <table:table-cell office:value-type="float" office:value="1187475.77">
            <text:p><text:s/>1.187.476 </text:p>
          </table:table-cell>
          <table:table-cell office:value-type="float" office:value="90830.18">
            <text:p><text:s/>90.830 </text:p>
          </table:table-cell>
          <table:table-cell office:value-type="float" office:value="129624.57">
            <text:p><text:s/>129.625 </text:p>
          </table:table-cell>
          <table:table-cell office:value-type="float" office:value="863232.79">
            <text:p><text:s/>863.233 </text:p>
          </table:table-cell>
          <table:table-cell office:value-type="float" office:value="280224.18">
            <text:p><text:s/>280.224 </text:p>
          </table:table-cell>
          <table:table-cell office:value-type="float" office:value="138707.64">
            <text:p><text:s/>138.708 </text:p>
          </table:table-cell>
          <table:table-cell office:value-type="float" office:value="7570291.94">
            <text:p><text:s/>7.570.292 </text:p>
          </table:table-cell>
          <table:table-cell office:value-type="float" office:value="1788568.73">
            <text:p><text:s/>1.788.569 </text:p>
          </table:table-cell>
          <table:table-cell office:value-type="float" office:value="40205.77">
            <text:p><text:s/>40.206 </text:p>
          </table:table-cell>
          <table:table-cell office:value-type="float" office:value="148457.32">
            <text:p><text:s/>148.457 </text:p>
          </table:table-cell>
          <table:table-cell office:value-type="float" office:value="118751.44">
            <text:p><text:s/>118.751 </text:p>
          </table:table-cell>
          <table:table-cell office:value-type="float" office:value="581837.36">
            <text:p><text:s/>581.837 </text:p>
          </table:table-cell>
          <table:table-cell office:value-type="float" office:value="11630.59">
            <text:p><text:s/>11.631 </text:p>
          </table:table-cell>
          <table:table-cell office:value-type="float" office:value="6021687.88">
            <text:p><text:s/>6.021.688 </text:p>
          </table:table-cell>
          <table:table-cell office:value-type="float" office:value="6853911.62">
            <text:p><text:s/>6.853.912 </text:p>
          </table:table-cell>
          <table:table-cell office:value-type="float" office:value="35056.39">
            <text:p><text:s/>35.056 </text:p>
          </table:table-cell>
          <table:table-cell office:value-type="float" office:value="5387.3">
            <text:p><text:s/>5.387 </text:p>
          </table:table-cell>
          <table:table-cell office:value-type="float" office:value="669.5">
            <text:p><text:s/>670 </text:p>
          </table:table-cell>
          <table:table-cell office:value-type="float" office:value="4761003.42">
            <text:p><text:s/>4.761.003 </text:p>
          </table:table-cell>
          <table:table-cell office:value-type="float" office:value="2765952.82">
            <text:p><text:s/>2.765.953 </text:p>
          </table:table-cell>
          <table:table-cell office:value-type="float" office:value="1976.5">
            <text:p><text:s/>1.977 </text:p>
          </table:table-cell>
          <table:table-cell office:value-type="float" office:value="20078610.85">
            <text:p><text:s/>20.078.611 </text:p>
          </table:table-cell>
          <table:table-cell office:value-type="float" office:value="2707.8">
            <text:p><text:s/>2.708 </text:p>
          </table:table-cell>
          <table:table-cell office:value-type="float" office:value="55948627.3">
            <text:p><text:s/>55.948.627 </text:p>
          </table:table-cell>
          <table:table-cell/>
        </table:table-row>
        <table:table-row table:style-name="ro5">
          <table:table-cell office:value-type="string">
            <text:p>CPSSS - Contrib. p/ o Plano de Segurid. Social Serv. Público</text:p>
          </table:table-cell>
          <table:table-cell office:value-type="float" office:value="3511979.11">
            <text:p><text:s/>3.511.979 </text:p>
          </table:table-cell>
          <table:table-cell office:value-type="float" office:value="10128493.92">
            <text:p><text:s/>10.128.494 </text:p>
          </table:table-cell>
          <table:table-cell office:value-type="float" office:value="12392174.92">
            <text:p><text:s/>12.392.175 </text:p>
          </table:table-cell>
          <table:table-cell office:value-type="float" office:value="13028209.53">
            <text:p><text:s/>13.028.210 </text:p>
          </table:table-cell>
          <table:table-cell office:value-type="float" office:value="30114310.16">
            <text:p><text:s/>30.114.310 </text:p>
          </table:table-cell>
          <table:table-cell office:value-type="float" office:value="25598015.27">
            <text:p><text:s/>25.598.015 </text:p>
          </table:table-cell>
          <table:table-cell office:value-type="float" office:value="975034853.54">
            <text:p><text:s/>975.034.854 </text:p>
          </table:table-cell>
          <table:table-cell office:value-type="float" office:value="15060027.1">
            <text:p><text:s/>15.060.027 </text:p>
          </table:table-cell>
          <table:table-cell office:value-type="float" office:value="18582739.64">
            <text:p><text:s/>18.582.740 </text:p>
          </table:table-cell>
          <table:table-cell office:value-type="float" office:value="12340065.43">
            <text:p><text:s/>12.340.065 </text:p>
          </table:table-cell>
          <table:table-cell office:value-type="float" office:value="79640836.33">
            <text:p><text:s/>79.640.836 </text:p>
          </table:table-cell>
          <table:table-cell office:value-type="float" office:value="11307130.59">
            <text:p><text:s/>11.307.131 </text:p>
          </table:table-cell>
          <table:table-cell office:value-type="float" office:value="12898359.86">
            <text:p><text:s/>12.898.360 </text:p>
          </table:table-cell>
          <table:table-cell office:value-type="float" office:value="20106233.91">
            <text:p><text:s/>20.106.234 </text:p>
          </table:table-cell>
          <table:table-cell office:value-type="float" office:value="25118109.52">
            <text:p><text:s/>25.118.110 </text:p>
          </table:table-cell>
          <table:table-cell office:value-type="float" office:value="34412357.83">
            <text:p><text:s/>34.412.358 </text:p>
          </table:table-cell>
          <table:table-cell office:value-type="float" office:value="10041579">
            <text:p><text:s/>10.041.579 </text:p>
          </table:table-cell>
          <table:table-cell office:value-type="float" office:value="34330537.86">
            <text:p><text:s/>34.330.538 </text:p>
          </table:table-cell>
          <table:table-cell office:value-type="float" office:value="170966279.84">
            <text:p><text:s/>170.966.280 </text:p>
          </table:table-cell>
          <table:table-cell office:value-type="float" office:value="18868487.4">
            <text:p><text:s/>18.868.487 </text:p>
          </table:table-cell>
          <table:table-cell office:value-type="float" office:value="13714346.94">
            <text:p><text:s/>13.714.347 </text:p>
          </table:table-cell>
          <table:table-cell office:value-type="float" office:value="8785154.87">
            <text:p><text:s/>8.785.155 </text:p>
          </table:table-cell>
          <table:table-cell office:value-type="float" office:value="63159229.46">
            <text:p><text:s/>63.159.229 </text:p>
          </table:table-cell>
          <table:table-cell office:value-type="float" office:value="26489514.32">
            <text:p><text:s/>26.489.514 </text:p>
          </table:table-cell>
          <table:table-cell office:value-type="float" office:value="8240476.95">
            <text:p><text:s/>8.240.477 </text:p>
          </table:table-cell>
          <table:table-cell office:value-type="float" office:value="75260411.58">
            <text:p><text:s/>75.260.412 </text:p>
          </table:table-cell>
          <table:table-cell office:value-type="float" office:value="3862272.5">
            <text:p><text:s/>3.862.273 </text:p>
          </table:table-cell>
          <table:table-cell office:value-type="float" office:value="1732992187.38">
            <text:p><text:s/>1.732.992.187 </text:p>
          </table:table-cell>
          <table:table-cell/>
        </table:table-row>
        <table:table-row table:style-name="ro1">
          <table:table-cell office:value-type="string">
            <text:p>OUTRAS RECEITAS ADMINISTRADAS</text:p>
          </table:table-cell>
          <table:table-cell office:value-type="float" office:value="1361862.48">
            <text:p><text:s/>1.361.862 </text:p>
          </table:table-cell>
          <table:table-cell office:value-type="float" office:value="11880953.64">
            <text:p><text:s/>11.880.954 </text:p>
          </table:table-cell>
          <table:table-cell office:value-type="float" office:value="39928699.76">
            <text:p><text:s/>39.928.700 </text:p>
          </table:table-cell>
          <table:table-cell office:value-type="float" office:value="1473689.59">
            <text:p><text:s/>1.473.690 </text:p>
          </table:table-cell>
          <table:table-cell office:value-type="float" office:value="177971867.34">
            <text:p><text:s/>177.971.867 </text:p>
          </table:table-cell>
          <table:table-cell office:value-type="float" office:value="33618727.19">
            <text:p><text:s/>33.618.727 </text:p>
          </table:table-cell>
          <table:table-cell office:value-type="float" office:value="365604728.6">
            <text:p><text:s/>365.604.729 </text:p>
          </table:table-cell>
          <table:table-cell office:value-type="float" office:value="62298646.17">
            <text:p><text:s/>62.298.646 </text:p>
          </table:table-cell>
          <table:table-cell office:value-type="float" office:value="28293594.75">
            <text:p><text:s/>28.293.595 </text:p>
          </table:table-cell>
          <table:table-cell office:value-type="float" office:value="7811995.55">
            <text:p><text:s/>7.811.996 </text:p>
          </table:table-cell>
          <table:table-cell office:value-type="float" office:value="112010868.18">
            <text:p><text:s/>112.010.868 </text:p>
          </table:table-cell>
          <table:table-cell office:value-type="float" office:value="8941276.84">
            <text:p><text:s/>8.941.277 </text:p>
          </table:table-cell>
          <table:table-cell office:value-type="float" office:value="18299087.47">
            <text:p><text:s/>18.299.087 </text:p>
          </table:table-cell>
          <table:table-cell office:value-type="float" office:value="22065674.17">
            <text:p><text:s/>22.065.674 </text:p>
          </table:table-cell>
          <table:table-cell office:value-type="float" office:value="11181295.43">
            <text:p><text:s/>11.181.295 </text:p>
          </table:table-cell>
          <table:table-cell office:value-type="float" office:value="44676865.68">
            <text:p><text:s/>44.676.866 </text:p>
          </table:table-cell>
          <table:table-cell office:value-type="float" office:value="6088705.52">
            <text:p><text:s/>6.088.706 </text:p>
          </table:table-cell>
          <table:table-cell office:value-type="float" office:value="105826047.35">
            <text:p><text:s/>105.826.047 </text:p>
          </table:table-cell>
          <table:table-cell office:value-type="float" office:value="257082020.08">
            <text:p><text:s/>257.082.020 </text:p>
          </table:table-cell>
          <table:table-cell office:value-type="float" office:value="9018186.55">
            <text:p><text:s/>9.018.187 </text:p>
          </table:table-cell>
          <table:table-cell office:value-type="float" office:value="4637116.13">
            <text:p><text:s/>4.637.116 </text:p>
          </table:table-cell>
          <table:table-cell office:value-type="float" office:value="1544053.49">
            <text:p><text:s/>1.544.053 </text:p>
          </table:table-cell>
          <table:table-cell office:value-type="float" office:value="169785265.16">
            <text:p><text:s/>169.785.265 </text:p>
          </table:table-cell>
          <table:table-cell office:value-type="float" office:value="62800572.13">
            <text:p><text:s/>62.800.572 </text:p>
          </table:table-cell>
          <table:table-cell office:value-type="float" office:value="7239884.64">
            <text:p><text:s/>7.239.885 </text:p>
          </table:table-cell>
          <table:table-cell office:value-type="float" office:value="1079635152.02">
            <text:p><text:s/>1.079.635.152 </text:p>
          </table:table-cell>
          <table:table-cell office:value-type="float" office:value="4170522.35">
            <text:p><text:s/>4.170.522 </text:p>
          </table:table-cell>
          <table:table-cell office:value-type="float" office:value="2655247358.26">
            <text:p><text:s/>2.655.247.358 </text:p>
          </table:table-cell>
          <table:table-cell/>
        </table:table-row>
        <table:table-row table:style-name="ro6">
          <table:table-cell table:style-name="ce8" office:value-type="string">
            <text:p>RECEITAS ADMINISTRADAS PELA RFB</text:p>
          </table:table-cell>
          <table:table-cell table:style-name="ce16" office:value-type="float" office:value="28393702.33">
            <text:p><text:s/>28.393.702 </text:p>
          </table:table-cell>
          <table:table-cell table:style-name="ce16" office:value-type="float" office:value="104995157.66">
            <text:p><text:s/>104.995.158 </text:p>
          </table:table-cell>
          <table:table-cell table:style-name="ce16" office:value-type="float" office:value="743460788.18">
            <text:p><text:s/>743.460.788 </text:p>
          </table:table-cell>
          <table:table-cell table:style-name="ce16" office:value-type="float" office:value="35993661.69">
            <text:p><text:s/>35.993.662 </text:p>
          </table:table-cell>
          <table:table-cell table:style-name="ce16" office:value-type="float" office:value="1113205008.98">
            <text:p><text:s/>1.113.205.009 </text:p>
          </table:table-cell>
          <table:table-cell table:style-name="ce16" office:value-type="float" office:value="605253552.42">
            <text:p><text:s/>605.253.552 </text:p>
          </table:table-cell>
          <table:table-cell table:style-name="ce16" office:value-type="float" office:value="5283020787.14">
            <text:p><text:s/>5.283.020.787 </text:p>
          </table:table-cell>
          <table:table-cell table:style-name="ce16" office:value-type="float" office:value="1202320363.41">
            <text:p><text:s/>1.202.320.363 </text:p>
          </table:table-cell>
          <table:table-cell table:style-name="ce16" office:value-type="float" office:value="559768144.91">
            <text:p><text:s/>559.768.145 </text:p>
          </table:table-cell>
          <table:table-cell table:style-name="ce16" office:value-type="float" office:value="330695296.25">
            <text:p><text:s/>330.695.296 </text:p>
          </table:table-cell>
          <table:table-cell table:style-name="ce16" office:value-type="float" office:value="2799014636.94">
            <text:p><text:s/>2.799.014.637 </text:p>
          </table:table-cell>
          <table:table-cell table:style-name="ce16" office:value-type="float" office:value="181790640.53">
            <text:p><text:s/>181.790.641 </text:p>
          </table:table-cell>
          <table:table-cell table:style-name="ce16" office:value-type="float" office:value="226566793.18">
            <text:p><text:s/>226.566.793 </text:p>
          </table:table-cell>
          <table:table-cell table:style-name="ce16" office:value-type="float" office:value="293588284.18">
            <text:p><text:s/>293.588.284 </text:p>
          </table:table-cell>
          <table:table-cell table:style-name="ce16" office:value-type="float" office:value="168286028.34">
            <text:p><text:s/>168.286.028 </text:p>
          </table:table-cell>
          <table:table-cell table:style-name="ce16" office:value-type="float" office:value="762080644.54">
            <text:p><text:s/>762.080.645 </text:p>
          </table:table-cell>
          <table:table-cell table:style-name="ce16" office:value-type="float" office:value="97225598.66">
            <text:p><text:s/>97.225.599 </text:p>
          </table:table-cell>
          <table:table-cell table:style-name="ce16" office:value-type="float" office:value="2813505359.24">
            <text:p><text:s/>2.813.505.359 </text:p>
          </table:table-cell>
          <table:table-cell table:style-name="ce16" office:value-type="float" office:value="9054216416.71">
            <text:p><text:s/>9.054.216.417 </text:p>
          </table:table-cell>
          <table:table-cell table:style-name="ce16" office:value-type="float" office:value="159528635.36">
            <text:p><text:s/>159.528.635 </text:p>
          </table:table-cell>
          <table:table-cell table:style-name="ce16" office:value-type="float" office:value="89404859.88">
            <text:p><text:s/>89.404.860 </text:p>
          </table:table-cell>
          <table:table-cell table:style-name="ce16" office:value-type="float" office:value="28743675.16">
            <text:p><text:s/>28.743.675 </text:p>
          </table:table-cell>
          <table:table-cell table:style-name="ce16" office:value-type="float" office:value="2431039264.02">
            <text:p><text:s/>2.431.039.264 </text:p>
          </table:table-cell>
          <table:table-cell table:style-name="ce16" office:value-type="float" office:value="1718434701.69">
            <text:p><text:s/>1.718.434.702 </text:p>
          </table:table-cell>
          <table:table-cell table:style-name="ce16" office:value-type="float" office:value="138168184.1">
            <text:p><text:s/>138.168.184 </text:p>
          </table:table-cell>
          <table:table-cell table:style-name="ce16" office:value-type="float" office:value="20381751794.06">
            <text:p><text:s/>20.381.751.794 </text:p>
          </table:table-cell>
          <table:table-cell table:style-name="ce16" office:value-type="float" office:value="49573308.32">
            <text:p><text:s/>49.573.308 </text:p>
          </table:table-cell>
          <table:table-cell table:style-name="ce25" office:value-type="float" office:value="51400025287.88">
            <text:p><text:s/>51.400.025.288 </text:p>
          </table:table-cell>
          <table:table-cell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office:value-type="float" office:value="255891.89">
            <text:p><text:s/>255.892 </text:p>
          </table:table-cell>
          <table:table-cell office:value-type="float" office:value="2053658.65">
            <text:p><text:s/>2.053.659 </text:p>
          </table:table-cell>
          <table:table-cell office:value-type="float" office:value="3944305.56">
            <text:p><text:s/>3.944.306 </text:p>
          </table:table-cell>
          <table:table-cell office:value-type="float" office:value="399049.99">
            <text:p><text:s/>399.050 </text:p>
          </table:table-cell>
          <table:table-cell office:value-type="float" office:value="17034507.97">
            <text:p><text:s/>17.034.508 </text:p>
          </table:table-cell>
          <table:table-cell office:value-type="float" office:value="6892344.58">
            <text:p><text:s/>6.892.345 </text:p>
          </table:table-cell>
          <table:table-cell office:value-type="float" office:value="13601047.9">
            <text:p><text:s/>13.601.048 </text:p>
          </table:table-cell>
          <table:table-cell office:value-type="float" office:value="6927595.58">
            <text:p><text:s/>6.927.596 </text:p>
          </table:table-cell>
          <table:table-cell office:value-type="float" office:value="6903792.8">
            <text:p><text:s/>6.903.793 </text:p>
          </table:table-cell>
          <table:table-cell office:value-type="float" office:value="5565685.77">
            <text:p><text:s/>5.565.686 </text:p>
          </table:table-cell>
          <table:table-cell office:value-type="float" office:value="26138267.02">
            <text:p><text:s/>26.138.267 </text:p>
          </table:table-cell>
          <table:table-cell office:value-type="float" office:value="1827759.35">
            <text:p><text:s/>1.827.759 </text:p>
          </table:table-cell>
          <table:table-cell office:value-type="float" office:value="7462341.17">
            <text:p><text:s/>7.462.341 </text:p>
          </table:table-cell>
          <table:table-cell office:value-type="float" office:value="5242352.44">
            <text:p><text:s/>5.242.352 </text:p>
          </table:table-cell>
          <table:table-cell office:value-type="float" office:value="4175024.08">
            <text:p><text:s/>4.175.024 </text:p>
          </table:table-cell>
          <table:table-cell office:value-type="float" office:value="17641537.3">
            <text:p><text:s/>17.641.537 </text:p>
          </table:table-cell>
          <table:table-cell office:value-type="float" office:value="2171793.14">
            <text:p><text:s/>2.171.793 </text:p>
          </table:table-cell>
          <table:table-cell office:value-type="float" office:value="23129735.61">
            <text:p><text:s/>23.129.736 </text:p>
          </table:table-cell>
          <table:table-cell office:value-type="float" office:value="1315126802.27">
            <text:p><text:s/>1.315.126.802 </text:p>
          </table:table-cell>
          <table:table-cell office:value-type="float" office:value="2298996.93">
            <text:p><text:s/>2.298.997 </text:p>
          </table:table-cell>
          <table:table-cell office:value-type="float" office:value="1086364.53">
            <text:p><text:s/>1.086.365 </text:p>
          </table:table-cell>
          <table:table-cell office:value-type="float" office:value="439736.09">
            <text:p><text:s/>439.736 </text:p>
          </table:table-cell>
          <table:table-cell office:value-type="float" office:value="18041193.29">
            <text:p><text:s/>18.041.193 </text:p>
          </table:table-cell>
          <table:table-cell office:value-type="float" office:value="10369536.55">
            <text:p><text:s/>10.369.537 </text:p>
          </table:table-cell>
          <table:table-cell office:value-type="float" office:value="5609252.77">
            <text:p><text:s/>5.609.253 </text:p>
          </table:table-cell>
          <table:table-cell office:value-type="float" office:value="110849460.52">
            <text:p><text:s/>110.849.461 </text:p>
          </table:table-cell>
          <table:table-cell office:value-type="float" office:value="513479.18">
            <text:p><text:s/>513.479 </text:p>
          </table:table-cell>
          <table:table-cell office:value-type="float" office:value="1615701512.93">
            <text:p><text:s/>1.615.701.513 </text:p>
          </table:table-cell>
          <table:table-cell/>
        </table:table-row>
        <table:table-row table:style-name="ro6">
          <table:table-cell table:style-name="ce8" office:value-type="string">
            <text:p>TOTAL GERAL DAS RECEITAS </text:p>
          </table:table-cell>
          <table:table-cell table:style-name="ce16" office:value-type="float" office:value="28649594.22">
            <text:p><text:s/>28.649.594 </text:p>
          </table:table-cell>
          <table:table-cell table:style-name="ce16" office:value-type="float" office:value="107048816.31">
            <text:p><text:s/>107.048.816 </text:p>
          </table:table-cell>
          <table:table-cell table:style-name="ce16" office:value-type="float" office:value="747405093.74">
            <text:p><text:s/>747.405.094 </text:p>
          </table:table-cell>
          <table:table-cell table:style-name="ce16" office:value-type="float" office:value="36392711.68">
            <text:p><text:s/>36.392.712 </text:p>
          </table:table-cell>
          <table:table-cell table:style-name="ce16" office:value-type="float" office:value="1130239516.95">
            <text:p><text:s/>1.130.239.517 </text:p>
          </table:table-cell>
          <table:table-cell table:style-name="ce16" office:value-type="float" office:value="612145897">
            <text:p><text:s/>612.145.897 </text:p>
          </table:table-cell>
          <table:table-cell table:style-name="ce16" office:value-type="float" office:value="5296621835.04">
            <text:p><text:s/>5.296.621.835 </text:p>
          </table:table-cell>
          <table:table-cell table:style-name="ce16" office:value-type="float" office:value="1209247958.99">
            <text:p><text:s/>1.209.247.959 </text:p>
          </table:table-cell>
          <table:table-cell table:style-name="ce16" office:value-type="float" office:value="566671937.71">
            <text:p><text:s/>566.671.938 </text:p>
          </table:table-cell>
          <table:table-cell table:style-name="ce16" office:value-type="float" office:value="336260982.02">
            <text:p><text:s/>336.260.982 </text:p>
          </table:table-cell>
          <table:table-cell table:style-name="ce16" office:value-type="float" office:value="2825152903.96">
            <text:p><text:s/>2.825.152.904 </text:p>
          </table:table-cell>
          <table:table-cell table:style-name="ce16" office:value-type="float" office:value="183618399.88">
            <text:p><text:s/>183.618.400 </text:p>
          </table:table-cell>
          <table:table-cell table:style-name="ce16" office:value-type="float" office:value="234029134.35">
            <text:p><text:s/>234.029.134 </text:p>
          </table:table-cell>
          <table:table-cell table:style-name="ce16" office:value-type="float" office:value="298830636.62">
            <text:p><text:s/>298.830.637 </text:p>
          </table:table-cell>
          <table:table-cell table:style-name="ce16" office:value-type="float" office:value="172461052.42">
            <text:p><text:s/>172.461.052 </text:p>
          </table:table-cell>
          <table:table-cell table:style-name="ce16" office:value-type="float" office:value="779722181.84">
            <text:p><text:s/>779.722.182 </text:p>
          </table:table-cell>
          <table:table-cell table:style-name="ce16" office:value-type="float" office:value="99397391.8">
            <text:p><text:s/>99.397.392 </text:p>
          </table:table-cell>
          <table:table-cell table:style-name="ce16" office:value-type="float" office:value="2836635094.85">
            <text:p><text:s/>2.836.635.095 </text:p>
          </table:table-cell>
          <table:table-cell table:style-name="ce16" office:value-type="float" office:value="10369343218.98">
            <text:p><text:s/>10.369.343.219 </text:p>
          </table:table-cell>
          <table:table-cell table:style-name="ce16" office:value-type="float" office:value="161827632.29">
            <text:p><text:s/>161.827.632 </text:p>
          </table:table-cell>
          <table:table-cell table:style-name="ce16" office:value-type="float" office:value="90491224.41">
            <text:p><text:s/>90.491.224 </text:p>
          </table:table-cell>
          <table:table-cell table:style-name="ce16" office:value-type="float" office:value="29183411.25">
            <text:p><text:s/>29.183.411 </text:p>
          </table:table-cell>
          <table:table-cell table:style-name="ce16" office:value-type="float" office:value="2449080457.31">
            <text:p><text:s/>2.449.080.457 </text:p>
          </table:table-cell>
          <table:table-cell table:style-name="ce16" office:value-type="float" office:value="1728804238.24">
            <text:p><text:s/>1.728.804.238 </text:p>
          </table:table-cell>
          <table:table-cell table:style-name="ce16" office:value-type="float" office:value="143777436.87">
            <text:p><text:s/>143.777.437 </text:p>
          </table:table-cell>
          <table:table-cell table:style-name="ce16" office:value-type="float" office:value="20492601254.58">
            <text:p><text:s/>20.492.601.255 </text:p>
          </table:table-cell>
          <table:table-cell table:style-name="ce16" office:value-type="float" office:value="50086787.5">
            <text:p><text:s/>50.086.788 </text:p>
          </table:table-cell>
          <table:table-cell table:style-name="ce25" office:value-type="float" office:value="53015726800.81">
            <text:p><text:s/>53.015.726.801 </text:p>
          </table:table-cell>
          <table:table-cell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style-name="Default" table:number-columns-repeated="2"/>
          <table:table-cell table:style-name="ce18"/>
          <table:table-cell table:style-name="Default" table:number-columns-repeated="24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style-name="Default"/>
        </table:table-row>
        <table:table-row table:style-name="ro1" table:number-rows-repeated="2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Default"/>
          <table:table-cell table:style-name="ce17" table:number-columns-repeated="28"/>
          <table:table-cell table:style-name="Default"/>
        </table:table-row>
        <table:table-row table:style-name="ro1" table:number-rows-repeated="3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ce4"/>
          <table:table-cell table:style-name="ce17"/>
          <table:table-cell table:style-name="Default" table:number-columns-repeated="26"/>
          <table:table-cell table:style-name="ce21"/>
          <table:table-cell table:style-name="Default"/>
        </table:table-row>
      </table:table>
      <table:named-expressions>
        <table:named-range table:name="Excel_BuiltIn__FilterDatabase_1" table:base-cell-address="$'AGO-2011'.$A$1" table:cell-range-address="$'AGO-2011'.$A$12:.$AC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8" number:min-integer-digits="1"/>
    </number:number-style>
    <number:number-style style:name="N171">
      <number:number number:decimal-places="7" number:min-integer-digits="1"/>
    </number:number-style>
    <number:number-style style:name="N172">
      <number:number number:decimal-places="6" number:min-integer-digits="1"/>
    </number:number-style>
    <number:number-style style:name="N173">
      <number:number number:decimal-places="5" number:min-integer-digits="1"/>
    </number:number-style>
    <number:number-style style:name="N174">
      <number:number number:decimal-places="4" number:min-integer-digits="1"/>
    </number:number-style>
    <number:number-style style:name="N175">
      <number:number number:decimal-places="3" number:min-integer-digits="1"/>
    </number:number-style>
    <number:number-style style:name="N176">
      <number:number number:decimal-places="1" number:min-integer-digits="1"/>
    </number:number-style>
    <number:number-style style:name="N177">
      <number:number number:decimal-places="10" number:min-integer-digits="1"/>
    </number:number-style>
    <number:number-style style:name="N178">
      <number:number number:decimal-places="11" number:min-integer-digits="1"/>
    </number:number-style>
    <number:number-style style:name="N179">
      <number:number number:decimal-places="9" number:min-integer-digits="1"/>
    </number:number-style>
    <number:number-style style:name="N181P0" style:volatile="true">
      <number:text>Sim</number:text>
    </number:number-style>
    <number:number-style style:name="N181P1" style:volatile="true">
      <number:text>Sim</number:text>
    </number:number-style>
    <number:number-style style:name="N181">
      <number:text>Não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Verdadeiro</number:text>
    </number:number-style>
    <number:number-style style:name="N183P1" style:volatile="true">
      <number:text>Verdadeiro</number:text>
    </number:number-style>
    <number:number-style style:name="N183">
      <number:text>Fals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Ativar</number:text>
    </number:number-style>
    <number:number-style style:name="N185P1" style:volatile="true">
      <number:text>Ativar</number:text>
    </number:number-style>
    <number:number-style style:name="N185">
      <number:text>Desativar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R$ </number:text>
      <number:number number:decimal-places="0" number:min-integer-digits="1" number:grouping="true"/>
      <number:text> </number:text>
    </number:number-style>
    <number:number-style style:name="N186">
      <number:text>(R$ 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R$ 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integer-digits="1" number:grouping="true"/>
      <number:text> </number:text>
    </number:number-style>
    <number:number-style style:name="N188">
      <number:text>(R$ 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R$ </number:text>
      <number:number number:decimal-places="0" number:min-integer-digits="1" number:grouping="true"/>
      <number:text> </number:text>
    </number:number-style>
    <number:number-style style:name="N191P1" style:volatile="true">
      <number:text> R$ (</number:text>
      <number:number number:decimal-places="0" number:min-integer-digits="1" number:grouping="true"/>
      <number:text>)</number:text>
    </number:number-style>
    <number:number-style style:name="N191P2" style:volatile="true">
      <number:text> R$ 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2" number:min-integer-digits="1" number:grouping="true"/>
      <number:text> </number:text>
    </number:number-style>
    <number:number-style style:name="N192P1" style:volatile="true">
      <number:text> (</number:text>
      <number:number number:decimal-places="2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2" number:min-integer-digits="1" number:grouping="true"/>
      <number:text> </number:text>
    </number:number-style>
    <number:number-style style:name="N193P1" style:volatile="true">
      <number:text> R$ (</number:text>
      <number:number number:decimal-places="2" number:min-integer-digits="1" number:grouping="true"/>
      <number:text>)</number:text>
    </number:number-style>
    <number:number-style style:name="N193P2" style:volatile="true">
      <number:text> R$ -</number:text>
      <number:number number: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scientific-number number:decimal-places="1" number:min-integer-digits="3" number:min-exponent-digits="1"/>
    </number:number-style>
    <number:number-style style:name="N195P0" style:volatile="true">
      <number:text>R$ </number:text>
      <number:number number:decimal-places="0" number:min-integer-digits="1" number:grouping="true"/>
    </number:number-style>
    <number:number-style style:name="N195">
      <number:text>R$ -</number:text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text>R$ </number:text>
      <number:number number:decimal-places="0" number:min-integer-digits="1" number:grouping="true"/>
    </number:number-style>
    <number:number-style style:name="N196">
      <style:text-properties fo:color="#ff0000"/>
      <number:text>R$ -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text>R$ </number:text>
      <number:number number:decimal-places="2" number:min-integer-digits="1" number:grouping="true"/>
    </number:number-style>
    <number:number-style style:name="N197">
      <number:text>R$ -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2" number:min-integer-digits="1" number:grouping="true"/>
    </number:number-style>
    <number:number-style style:name="N198">
      <style:text-properties fo:color="#ff0000"/>
      <number:text>R$ -</number:text>
      <number:number number:decimal-places="2" number:min-integer-digits="1" number:grouping="true"/>
      <style:map style:condition="value()&gt;=0" style:apply-style-name="N198P0"/>
    </number:number-style>
    <number:number-style style:name="N199P0" style:volatile="true">
      <number:text> R$ </number:text>
      <number:number number:decimal-places="0" number:min-integer-digits="1" number:grouping="true"/>
      <number:text> </number:text>
    </number:number-style>
    <number:number-style style:name="N199P1" style:volatile="true">
      <number:text> R$ -</number:text>
      <number:number number:decimal-places="0" number:min-integer-digits="1" number:grouping="true"/>
      <number:text> </number:text>
    </number:number-style>
    <number:number-style style:name="N199P2" style:volatile="true">
      <number:text> R$ 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</number:text>
      <number:number number:decimal-places="0" number:min-integer-digits="1" number:grouping="true"/>
      <number:text> </number:text>
    </number:number-style>
    <number:number-style style:name="N200P1" style:volatile="true">
      <number:text> -</number:text>
      <number:number number:decimal-places="0" number:min-integer-digits="1" number:grouping="true"/>
      <number:text> </number:text>
    </number:number-style>
    <number:number-style style:name="N200P2" style:volatile="true">
      <number:text> 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R$ </number:text>
      <number:number number:decimal-places="2" number:min-integer-digits="1" number:grouping="true"/>
      <number:text> </number:text>
    </number:number-style>
    <number:number-style style:name="N201P1" style:volatile="true">
      <number:text> R$ -</number:text>
      <number:number number:decimal-places="2" number:min-integer-digits="1" number:grouping="true"/>
      <number:text> </number:text>
    </number:number-style>
    <number:number-style style:name="N201P2" style:volatile="true">
      <number:text> R$ -</number:text>
      <number:number number: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2" number:min-integer-digits="1" number:grouping="true"/>
      <number:text> </number:text>
    </number:number-style>
    <number:number-style style:name="N202P1" style:volatile="true">
      <number:text> -</number:text>
      <number:number number:decimal-places="2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0" number:min-integer-digits="1" number:grouping="true"/>
      <number:text> </number:text>
    </number:number-style>
    <number:number-style style:name="N203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1" number:min-integer-digits="1" number:grouping="true"/>
      <number:text> </number:text>
    </number:number-style>
    <number:number-style style:name="N205P1" style:volatile="true">
      <number:text> (</number:text>
      <number:number number:decimal-places="1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1" number:min-integer-digits="1" number:grouping="true"/>
      <number:text> </number:text>
    </number:number-style>
    <number:number-style style:name="N206P1" style:volatile="true">
      <number:text> (</number:text>
      <number:number number:decimal-places="1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0" number:min-integer-digits="1" number:grouping="true"/>
      <number:text> </number:text>
    </number:number-style>
    <number:number-style style:name="N207P1" style:volatile="true">
      <number:text> (</number:text>
      <number:number number:decimal-places="0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3" number:min-integer-digits="1" number:grouping="true"/>
      <number:text> </number:text>
    </number:number-style>
    <number:number-style style:name="N208P1" style:volatile="true">
      <number:text> (</number:text>
      <number:number number:decimal-places="3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4" number:min-integer-digits="1" number:grouping="true"/>
      <number:text> </number:text>
    </number:number-style>
    <number:number-style style:name="N209P1" style:volatile="true">
      <number:text> (</number:text>
      <number:number number:decimal-places="4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5" number:min-integer-digits="1" number:grouping="true"/>
      <number:text> </number:text>
    </number:number-style>
    <number:number-style style:name="N210P1" style:volatile="true">
      <number:text> (</number:text>
      <number:number number:decimal-places="5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first-page-number="continue" style:scale-to="6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35.56cm" fo:page-height="21.59cm" style:num-format="1" style:print-orientation="landscape" fo:margin-top="0.499cm" fo:margin-bottom="0.499cm" fo:margin-left="0cm" fo:margin-right="0cm" style:first-page-number="continue" style:scale-to="7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6:5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2011" style:display-name="PageStyle_ABR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1" style:display-name="PageStyle_MAI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1" style:display-name="PageStyle_JUN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_20__28_com_20_630_20__29_" style:display-name="PageStyle_UF (com 630 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F_20__28_com_20_630_20__29__20_1" style:display-name="PageStyle_UF (com 630 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O-2011" style:display-name="PageStyle_AGO-201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FB </meta:initial-creator>
    <meta:creation-date>2011-05-12T15:40:08.12</meta:creation-date>
    <dc:date>2011-09-13T16:59:34.54</dc:date>
    <dc:creator>RFB </dc:creator>
    <meta:editing-duration>PT00H40M11S</meta:editing-duration>
    <meta:editing-cycles>9</meta:editing-cycles>
    <meta:generator>BrOffice.org/3.2$Win32 OpenOffice.org_project/320m18$Build-9502</meta:generator>
    <meta:document-statistic meta:table-count="1" meta:cell-count="1110" meta:object-count="1"/>
  </office:meta>
</office:document-meta>
</file>